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Object 160/content.xml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progres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" manifest:full-path="Object 160/Configurations2/statusbar/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161/content.xml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progressba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" manifest:full-path="Object 161/Configurations2/statusbar/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162/content.xml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progressba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" manifest:full-path="Object 162/Configurations2/statusbar/"/>
  <manifest:file-entry manifest:media-type="application/vnd.sun.xml.ui.configuration" manifest:full-path="Object 162/Configurations2/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163/content.xml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progressba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" manifest:full-path="Object 163/Configurations2/statusbar/"/>
  <manifest:file-entry manifest:media-type="application/vnd.sun.xml.ui.configuration" manifest:full-path="Object 163/Configurations2/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164/content.xml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progressba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" manifest:full-path="Object 164/Configurations2/statusbar/"/>
  <manifest:file-entry manifest:media-type="application/vnd.sun.xml.ui.configuration" manifest:full-path="Object 164/Configurations2/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165/content.xml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progres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" manifest:full-path="Object 165/Configurations2/statusbar/"/>
  <manifest:file-entry manifest:media-type="application/vnd.sun.xml.ui.configuration" manifest:full-path="Object 165/Configurations2/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166/content.xml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progres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" manifest:full-path="Object 166/Configurations2/statusbar/"/>
  <manifest:file-entry manifest:media-type="application/vnd.sun.xml.ui.configuration" manifest:full-path="Object 166/Configurations2/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167/content.xml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progressba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" manifest:full-path="Object 167/Configurations2/statusbar/"/>
  <manifest:file-entry manifest:media-type="application/vnd.sun.xml.ui.configuration" manifest:full-path="Object 167/Configurations2/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168/content.xml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progres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" manifest:full-path="Object 168/Configurations2/statusbar/"/>
  <manifest:file-entry manifest:media-type="application/vnd.sun.xml.ui.configuration" manifest:full-path="Object 168/Configurations2/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69/content.xml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progressba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" manifest:full-path="Object 169/Configurations2/statusbar/"/>
  <manifest:file-entry manifest:media-type="application/vnd.sun.xml.ui.configuration" manifest:full-path="Object 169/Configurations2/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progressbar/"/>
  <manifest:file-entry manifest:media-type="" manifest:full-path="Object 35/floater/"/>
  <manifest:file-entry manifest:media-type="" manifest:full-path="Object 35/popupmenu/"/>
  <manifest:file-entry manifest:media-type="" manifest:full-path="Object 35/menubar/"/>
  <manifest:file-entry manifest:media-type="" manifest:full-path="Object 35/tool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" manifest:full-path="Object 35/statusbar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menubar/"/>
  <manifest:file-entry manifest:media-type="" manifest:full-path="Object 38/toolbar/"/>
  <manifest:file-entry manifest:media-type="" manifest:full-path="Object 38/images/Bitmaps/"/>
  <manifest:file-entry manifest:media-type="" manifest:full-path="Object 38/images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meta.xml"/>
  <manifest:file-entry manifest:media-type="text/xml" manifest:full-path="Object 170/content.xml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progressba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" manifest:full-path="Object 170/Configurations2/statusbar/"/>
  <manifest:file-entry manifest:media-type="application/vnd.sun.xml.ui.configuration" manifest:full-path="Object 170/Configurations2/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image/jpeg" manifest:full-path="Pictures/10000000000006A20000046B2B7529B0.jpg"/>
  <manifest:file-entry manifest:media-type="" manifest:full-path="Pictures/"/>
  <manifest:file-entry manifest:media-type="text/xml" manifest:full-path="styles.xml"/>
  <manifest:file-entry manifest:media-type="text/xml" manifest:full-path="Object 171/content.xml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progres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" manifest:full-path="Object 171/Configurations2/statusbar/"/>
  <manifest:file-entry manifest:media-type="application/vnd.sun.xml.ui.configuration" manifest:full-path="Object 171/Configurations2/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172/content.xml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progressba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" manifest:full-path="Object 172/Configurations2/statusbar/"/>
  <manifest:file-entry manifest:media-type="application/vnd.sun.xml.ui.configuration" manifest:full-path="Object 172/Configurations2/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173/content.xml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progressba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" manifest:full-path="Object 173/Configurations2/statusbar/"/>
  <manifest:file-entry manifest:media-type="application/vnd.sun.xml.ui.configuration" manifest:full-path="Object 173/Configurations2/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174/content.xml"/>
  <manifest:file-entry manifest:media-type="" manifest:full-path="Object 174/progressbar/"/>
  <manifest:file-entry manifest:media-type="" manifest:full-path="Object 174/floater/"/>
  <manifest:file-entry manifest:media-type="" manifest:full-path="Object 174/popupmenu/"/>
  <manifest:file-entry manifest:media-type="" manifest:full-path="Object 174/menubar/"/>
  <manifest:file-entry manifest:media-type="" manifest:full-path="Object 174/toolbar/"/>
  <manifest:file-entry manifest:media-type="" manifest:full-path="Object 174/images/Bitmaps/"/>
  <manifest:file-entry manifest:media-type="" manifest:full-path="Object 174/images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progressba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" manifest:full-path="Object 174/Configurations2/statusbar/"/>
  <manifest:file-entry manifest:media-type="application/vnd.sun.xml.ui.configuration" manifest:full-path="Object 174/Configurations2/"/>
  <manifest:file-entry manifest:media-type="" manifest:full-path="Object 174/statusbar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" manifest:full-path="ObjectReplacements/Object 60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0"/>
  <manifest:file-entry manifest:media-type="" manifest:full-path="ObjectReplacements/Object 14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8"/>
  <manifest:file-entry manifest:media-type="" manifest:full-path="ObjectReplacements/Object 21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" manifest:full-path="ObjectReplacements/"/>
  <manifest:file-entry manifest:media-type="text/xml" manifest:full-path="Object 175/content.xml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progressba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" manifest:full-path="Object 175/Configurations2/statusbar/"/>
  <manifest:file-entry manifest:media-type="application/vnd.sun.xml.ui.configuration" manifest:full-path="Object 175/Configurations2/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176/content.xml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progres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" manifest:full-path="Object 176/Configurations2/statusbar/"/>
  <manifest:file-entry manifest:media-type="application/vnd.sun.xml.ui.configuration" manifest:full-path="Object 176/Configurations2/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177/content.xml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progressba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" manifest:full-path="Object 177/Configurations2/statusbar/"/>
  <manifest:file-entry manifest:media-type="application/vnd.sun.xml.ui.configuration" manifest:full-path="Object 177/Configurations2/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178/content.xml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progressba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" manifest:full-path="Object 178/Configurations2/statusbar/"/>
  <manifest:file-entry manifest:media-type="application/vnd.sun.xml.ui.configuration" manifest:full-path="Object 178/Configurations2/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179/content.xml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progressba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" manifest:full-path="Object 179/Configurations2/statusbar/"/>
  <manifest:file-entry manifest:media-type="application/vnd.sun.xml.ui.configuration" manifest:full-path="Object 179/Configurations2/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80/content.xml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progressba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" manifest:full-path="Object 180/Configurations2/statusbar/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181/content.xml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progressba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" manifest:full-path="Object 181/Configurations2/statusbar/"/>
  <manifest:file-entry manifest:media-type="application/vnd.sun.xml.ui.configuration" manifest:full-path="Object 181/Configurations2/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Object 182/content.xml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progres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" manifest:full-path="Object 182/Configurations2/statusbar/"/>
  <manifest:file-entry manifest:media-type="application/vnd.sun.xml.ui.configuration" manifest:full-path="Object 182/Configurations2/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183/content.xml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progressba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" manifest:full-path="Object 183/Configurations2/statusbar/"/>
  <manifest:file-entry manifest:media-type="application/vnd.sun.xml.ui.configuration" manifest:full-path="Object 183/Configurations2/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184/accelerator/"/>
  <manifest:file-entry manifest:media-type="text/xml" manifest:full-path="Object 184/content.xml"/>
  <manifest:file-entry manifest:media-type="" manifest:full-path="Object 184/progressbar/"/>
  <manifest:file-entry manifest:media-type="" manifest:full-path="Object 184/floater/"/>
  <manifest:file-entry manifest:media-type="" manifest:full-path="Object 184/popupmenu/"/>
  <manifest:file-entry manifest:media-type="" manifest:full-path="Object 184/menubar/"/>
  <manifest:file-entry manifest:media-type="" manifest:full-path="Object 184/toolbar/"/>
  <manifest:file-entry manifest:media-type="" manifest:full-path="Object 184/images/Bitmaps/"/>
  <manifest:file-entry manifest:media-type="" manifest:full-path="Object 184/images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progressba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" manifest:full-path="Object 184/Configurations2/statusbar/"/>
  <manifest:file-entry manifest:media-type="application/vnd.sun.xml.ui.configuration" manifest:full-path="Object 184/Configurations2/"/>
  <manifest:file-entry manifest:media-type="" manifest:full-path="Object 184/statusbar/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185/content.xml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progressba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" manifest:full-path="Object 185/Configurations2/statusbar/"/>
  <manifest:file-entry manifest:media-type="application/vnd.sun.xml.ui.configuration" manifest:full-path="Object 185/Configurations2/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186/content.xml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progressba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" manifest:full-path="Object 186/Configurations2/statusbar/"/>
  <manifest:file-entry manifest:media-type="application/vnd.sun.xml.ui.configuration" manifest:full-path="Object 186/Configurations2/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187/content.xml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progressba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" manifest:full-path="Object 187/Configurations2/statusbar/"/>
  <manifest:file-entry manifest:media-type="application/vnd.sun.xml.ui.configuration" manifest:full-path="Object 187/Configurations2/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50/content.xml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88/content.xml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progressba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" manifest:full-path="Object 188/Configurations2/statusbar/"/>
  <manifest:file-entry manifest:media-type="application/vnd.sun.xml.ui.configuration" manifest:full-path="Object 188/Configurations2/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51/content.xml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89/content.xml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progressba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" manifest:full-path="Object 189/Configurations2/statusbar/"/>
  <manifest:file-entry manifest:media-type="application/vnd.sun.xml.ui.configuration" manifest:full-path="Object 189/Configurations2/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52/content.xml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90/content.xml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progressba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" manifest:full-path="Object 190/Configurations2/statusbar/"/>
  <manifest:file-entry manifest:media-type="application/vnd.sun.xml.ui.configuration" manifest:full-path="Object 190/Configurations2/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progressba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" manifest:full-path="Object 191/Configurations2/statusbar/"/>
  <manifest:file-entry manifest:media-type="application/vnd.sun.xml.ui.configuration" manifest:full-path="Object 191/Configurations2/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progressba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" manifest:full-path="Object 192/Configurations2/statusbar/"/>
  <manifest:file-entry manifest:media-type="application/vnd.sun.xml.ui.configuration" manifest:full-path="Object 192/Configurations2/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193/content.xml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progres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" manifest:full-path="Object 193/Configurations2/statusbar/"/>
  <manifest:file-entry manifest:media-type="application/vnd.sun.xml.ui.configuration" manifest:full-path="Object 193/Configurations2/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text/xml" manifest:full-path="Object 194/content.xml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progres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" manifest:full-path="Object 194/Configurations2/statusbar/"/>
  <manifest:file-entry manifest:media-type="application/vnd.sun.xml.ui.configuration" manifest:full-path="Object 194/Configurations2/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" manifest:full-path="Object 195/Configurations2/accelerator/current.xml"/>
  <manifest:file-entry manifest:media-type="" manifest:full-path="Object 195/Configurations2/accelerator/"/>
  <manifest:file-entry manifest:media-type="" manifest:full-path="Object 195/Configurations2/progressba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" manifest:full-path="Object 195/Configurations2/statusbar/"/>
  <manifest:file-entry manifest:media-type="application/vnd.sun.xml.ui.configuration" manifest:full-path="Object 195/Configurations2/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Object 196/content.xml"/>
  <manifest:file-entry manifest:media-type="" manifest:full-path="Object 196/Configurations2/accelerator/current.xml"/>
  <manifest:file-entry manifest:media-type="" manifest:full-path="Object 196/Configurations2/accelerator/"/>
  <manifest:file-entry manifest:media-type="" manifest:full-path="Object 196/Configurations2/progressba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" manifest:full-path="Object 196/Configurations2/statusbar/"/>
  <manifest:file-entry manifest:media-type="application/vnd.sun.xml.ui.configuration" manifest:full-path="Object 196/Configurations2/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97/content.xml"/>
  <manifest:file-entry manifest:media-type="" manifest:full-path="Object 197/Configurations2/accelerator/current.xml"/>
  <manifest:file-entry manifest:media-type="" manifest:full-path="Object 197/Configurations2/accelerator/"/>
  <manifest:file-entry manifest:media-type="" manifest:full-path="Object 197/Configurations2/progressba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" manifest:full-path="Object 197/Configurations2/statusbar/"/>
  <manifest:file-entry manifest:media-type="application/vnd.sun.xml.ui.configuration" manifest:full-path="Object 197/Configurations2/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98/content.xml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progressba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" manifest:full-path="Object 198/Configurations2/statusbar/"/>
  <manifest:file-entry manifest:media-type="application/vnd.sun.xml.ui.configuration" manifest:full-path="Object 198/Configurations2/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99/content.xml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progressba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" manifest:full-path="Object 199/Configurations2/statusbar/"/>
  <manifest:file-entry manifest:media-type="application/vnd.sun.xml.ui.configuration" manifest:full-path="Object 199/Configurations2/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progres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" manifest:full-path="Object 67/Configurations2/statusbar/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68/content.xml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69/content.xml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content.xml"/>
  <manifest:file-entry manifest:media-type="text/xml" manifest:full-path="settings.xml"/>
  <manifest:file-entry manifest:media-type="text/xml" manifest:full-path="Object 70/content.xml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78/content.xml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00/content.xml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progres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" manifest:full-path="Object 100/Configurations2/statusbar/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01/content.xml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02/content.xml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03/content.xml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04/content.xml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05/content.xml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06/content.xml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07/content.xml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09/content.xml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86/content.xml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content.xml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88/content.xml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89/content.xml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10/content.xml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11/content.xml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12/content.xml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113/content.xml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114/content.xml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115/content.xml"/>
  <manifest:file-entry manifest:media-type="" manifest:full-path="Object 115/progressbar/"/>
  <manifest:file-entry manifest:media-type="" manifest:full-path="Object 115/floater/"/>
  <manifest:file-entry manifest:media-type="" manifest:full-path="Object 115/popupmenu/"/>
  <manifest:file-entry manifest:media-type="" manifest:full-path="Object 115/menubar/"/>
  <manifest:file-entry manifest:media-type="" manifest:full-path="Object 115/toolbar/"/>
  <manifest:file-entry manifest:media-type="" manifest:full-path="Object 115/images/Bitmaps/"/>
  <manifest:file-entry manifest:media-type="" manifest:full-path="Object 115/images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" manifest:full-path="Object 115/status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7/content.xml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accelerator/"/>
  <manifest:file-entry manifest:media-type="text/xml" manifest:full-path="Object 118/content.xml"/>
  <manifest:file-entry manifest:media-type="" manifest:full-path="Object 118/progressbar/"/>
  <manifest:file-entry manifest:media-type="" manifest:full-path="Object 118/floater/"/>
  <manifest:file-entry manifest:media-type="" manifest:full-path="Object 118/popupmenu/"/>
  <manifest:file-entry manifest:media-type="" manifest:full-path="Object 118/menubar/"/>
  <manifest:file-entry manifest:media-type="" manifest:full-path="Object 118/toolbar/"/>
  <manifest:file-entry manifest:media-type="" manifest:full-path="Object 118/images/Bitmaps/"/>
  <manifest:file-entry manifest:media-type="" manifest:full-path="Object 118/images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progres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" manifest:full-path="Object 118/Configurations2/statusbar/"/>
  <manifest:file-entry manifest:media-type="application/vnd.sun.xml.ui.configuration" manifest:full-path="Object 118/Configurations2/"/>
  <manifest:file-entry manifest:media-type="" manifest:full-path="Object 118/statusbar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119/content.xml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menubar/"/>
  <manifest:file-entry manifest:media-type="" manifest:full-path="Object 90/toolbar/"/>
  <manifest:file-entry manifest:media-type="" manifest:full-path="Object 90/images/Bitmaps/"/>
  <manifest:file-entry manifest:media-type="" manifest:full-path="Object 90/images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progres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" manifest:full-path="Object 93/Configurations2/statusbar/"/>
  <manifest:file-entry manifest:media-type="application/vnd.sun.xml.ui.configuration" manifest:full-path="Object 93/Configurations2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95/content.xml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text/xml" manifest:full-path="Object 96/content.xml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99/content.xml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20/content.xml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121/content.xml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123/content.xml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124/content.xml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125/content.xml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126/content.xml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127/content.xml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128/content.xml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29/content.xml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progres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" manifest:full-path="Object 129/Configurations2/statusbar/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130/content.xml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131/content.xml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progres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" manifest:full-path="Object 132/Configurations2/statusbar/"/>
  <manifest:file-entry manifest:media-type="application/vnd.sun.xml.ui.configuration" manifest:full-path="Object 132/Configurations2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accelerator/"/>
  <manifest:file-entry manifest:media-type="text/xml" manifest:full-path="Object 134/content.xml"/>
  <manifest:file-entry manifest:media-type="" manifest:full-path="Object 134/progressbar/"/>
  <manifest:file-entry manifest:media-type="" manifest:full-path="Object 134/floater/"/>
  <manifest:file-entry manifest:media-type="" manifest:full-path="Object 134/popupmenu/"/>
  <manifest:file-entry manifest:media-type="" manifest:full-path="Object 134/menubar/"/>
  <manifest:file-entry manifest:media-type="" manifest:full-path="Object 134/toolbar/"/>
  <manifest:file-entry manifest:media-type="" manifest:full-path="Object 134/images/Bitmaps/"/>
  <manifest:file-entry manifest:media-type="" manifest:full-path="Object 134/images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progres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" manifest:full-path="Object 134/Configurations2/statusbar/"/>
  <manifest:file-entry manifest:media-type="application/vnd.sun.xml.ui.configuration" manifest:full-path="Object 134/Configurations2/"/>
  <manifest:file-entry manifest:media-type="" manifest:full-path="Object 134/status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135/content.xml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progres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" manifest:full-path="Object 135/Configurations2/statusbar/"/>
  <manifest:file-entry manifest:media-type="application/vnd.sun.xml.ui.configuration" manifest:full-path="Object 135/Configurations2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6/content.xml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progres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" manifest:full-path="Object 136/Configurations2/statusbar/"/>
  <manifest:file-entry manifest:media-type="application/vnd.sun.xml.ui.configuration" manifest:full-path="Object 136/Configurations2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137/content.xml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138/content.xml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139/content.xml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140/content.xml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progres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" manifest:full-path="Object 142/Configurations2/statusbar/"/>
  <manifest:file-entry manifest:media-type="application/vnd.sun.xml.ui.configuration" manifest:full-path="Object 142/Configurations2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progres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" manifest:full-path="Object 143/Configurations2/statusbar/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144/content.xml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progres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" manifest:full-path="Object 144/Configurations2/statusbar/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45/content.xml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progres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" manifest:full-path="Object 145/Configurations2/statusbar/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146/content.xml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progres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" manifest:full-path="Object 146/Configurations2/statusbar/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progres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" manifest:full-path="Object 147/Configurations2/statusbar/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48/accelerator/"/>
  <manifest:file-entry manifest:media-type="text/xml" manifest:full-path="Object 148/content.xml"/>
  <manifest:file-entry manifest:media-type="" manifest:full-path="Object 148/progressbar/"/>
  <manifest:file-entry manifest:media-type="" manifest:full-path="Object 148/floater/"/>
  <manifest:file-entry manifest:media-type="" manifest:full-path="Object 148/popupmenu/"/>
  <manifest:file-entry manifest:media-type="" manifest:full-path="Object 148/menubar/"/>
  <manifest:file-entry manifest:media-type="" manifest:full-path="Object 148/toolbar/"/>
  <manifest:file-entry manifest:media-type="" manifest:full-path="Object 148/images/Bitmaps/"/>
  <manifest:file-entry manifest:media-type="" manifest:full-path="Object 148/images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progres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" manifest:full-path="Object 148/Configurations2/statusbar/"/>
  <manifest:file-entry manifest:media-type="application/vnd.sun.xml.ui.configuration" manifest:full-path="Object 148/Configurations2/"/>
  <manifest:file-entry manifest:media-type="" manifest:full-path="Object 148/statusbar/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49/content.xml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progres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" manifest:full-path="Object 149/Configurations2/statusbar/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menubar/"/>
  <manifest:file-entry manifest:media-type="" manifest:full-path="Object 16/tool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progressbar/"/>
  <manifest:file-entry manifest:media-type="" manifest:full-path="Object 19/floater/"/>
  <manifest:file-entry manifest:media-type="" manifest:full-path="Object 19/popupmenu/"/>
  <manifest:file-entry manifest:media-type="" manifest:full-path="Object 19/menubar/"/>
  <manifest:file-entry manifest:media-type="" manifest:full-path="Object 19/tool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" manifest:full-path="Object 19/status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50/content.xml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progres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" manifest:full-path="Object 150/Configurations2/statusbar/"/>
  <manifest:file-entry manifest:media-type="application/vnd.sun.xml.ui.configuration" manifest:full-path="Object 150/Configurations2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content.xml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progres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" manifest:full-path="Object 151/Configurations2/statusbar/"/>
  <manifest:file-entry manifest:media-type="application/vnd.sun.xml.ui.configuration" manifest:full-path="Object 151/Configurations2/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152/content.xml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progres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" manifest:full-path="Object 152/Configurations2/statusbar/"/>
  <manifest:file-entry manifest:media-type="application/vnd.sun.xml.ui.configuration" manifest:full-path="Object 152/Configurations2/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153/content.xml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progres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" manifest:full-path="Object 153/Configurations2/statusbar/"/>
  <manifest:file-entry manifest:media-type="application/vnd.sun.xml.ui.configuration" manifest:full-path="Object 153/Configurations2/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154/content.xml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progres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" manifest:full-path="Object 154/Configurations2/statusbar/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155/content.xml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progres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" manifest:full-path="Object 155/Configurations2/statusbar/"/>
  <manifest:file-entry manifest:media-type="application/vnd.sun.xml.ui.configuration" manifest:full-path="Object 155/Configurations2/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156/content.xml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progres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" manifest:full-path="Object 156/Configurations2/statusbar/"/>
  <manifest:file-entry manifest:media-type="application/vnd.sun.xml.ui.configuration" manifest:full-path="Object 156/Configurations2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157/accelerator/"/>
  <manifest:file-entry manifest:media-type="text/xml" manifest:full-path="Object 157/content.xml"/>
  <manifest:file-entry manifest:media-type="" manifest:full-path="Object 157/progressbar/"/>
  <manifest:file-entry manifest:media-type="" manifest:full-path="Object 157/floater/"/>
  <manifest:file-entry manifest:media-type="" manifest:full-path="Object 157/popupmenu/"/>
  <manifest:file-entry manifest:media-type="" manifest:full-path="Object 157/menubar/"/>
  <manifest:file-entry manifest:media-type="" manifest:full-path="Object 157/toolbar/"/>
  <manifest:file-entry manifest:media-type="" manifest:full-path="Object 157/images/Bitmaps/"/>
  <manifest:file-entry manifest:media-type="" manifest:full-path="Object 157/images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progres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" manifest:full-path="Object 157/Configurations2/statusbar/"/>
  <manifest:file-entry manifest:media-type="application/vnd.sun.xml.ui.configuration" manifest:full-path="Object 157/Configurations2/"/>
  <manifest:file-entry manifest:media-type="" manifest:full-path="Object 157/statusbar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158/content.xml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progres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" manifest:full-path="Object 158/Configurations2/statusbar/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21/content.xml"/>
  <manifest:file-entry manifest:media-type="" manifest:full-path="Object 21/progressbar/"/>
  <manifest:file-entry manifest:media-type="" manifest:full-path="Object 21/floater/"/>
  <manifest:file-entry manifest:media-type="" manifest:full-path="Object 21/popupmenu/"/>
  <manifest:file-entry manifest:media-type="" manifest:full-path="Object 21/menubar/"/>
  <manifest:file-entry manifest:media-type="" manifest:full-path="Object 21/tool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" manifest:full-path="Object 21/status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59/content.xml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progres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" manifest:full-path="Object 159/Configurations2/statusbar/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200/content.xml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progressba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" manifest:full-path="Object 200/Configurations2/statusbar/"/>
  <manifest:file-entry manifest:media-type="application/vnd.sun.xml.ui.configuration" manifest:full-path="Object 200/Configurations2/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201/content.xml"/>
  <manifest:file-entry manifest:media-type="" manifest:full-path="Object 201/Configurations2/accelerator/current.xml"/>
  <manifest:file-entry manifest:media-type="" manifest:full-path="Object 201/Configurations2/accelerator/"/>
  <manifest:file-entry manifest:media-type="" manifest:full-path="Object 201/Configurations2/progressba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" manifest:full-path="Object 201/Configurations2/statusbar/"/>
  <manifest:file-entry manifest:media-type="application/vnd.sun.xml.ui.configuration" manifest:full-path="Object 201/Configurations2/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202/content.xml"/>
  <manifest:file-entry manifest:media-type="" manifest:full-path="Object 202/Configurations2/accelerator/current.xml"/>
  <manifest:file-entry manifest:media-type="" manifest:full-path="Object 202/Configurations2/accelerator/"/>
  <manifest:file-entry manifest:media-type="" manifest:full-path="Object 202/Configurations2/progres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" manifest:full-path="Object 202/Configurations2/statusbar/"/>
  <manifest:file-entry manifest:media-type="application/vnd.sun.xml.ui.configuration" manifest:full-path="Object 202/Configurations2/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203/content.xml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progressba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" manifest:full-path="Object 203/Configurations2/statusbar/"/>
  <manifest:file-entry manifest:media-type="application/vnd.sun.xml.ui.configuration" manifest:full-path="Object 203/Configurations2/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text/xml" manifest:full-path="Object 204/content.xml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progressba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" manifest:full-path="Object 204/Configurations2/statusbar/"/>
  <manifest:file-entry manifest:media-type="application/vnd.sun.xml.ui.configuration" manifest:full-path="Object 204/Configurations2/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Object 205/content.xml"/>
  <manifest:file-entry manifest:media-type="" manifest:full-path="Object 205/Configurations2/accelerator/current.xml"/>
  <manifest:file-entry manifest:media-type="" manifest:full-path="Object 205/Configurations2/accelerator/"/>
  <manifest:file-entry manifest:media-type="" manifest:full-path="Object 205/Configurations2/progressba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" manifest:full-path="Object 205/Configurations2/statusbar/"/>
  <manifest:file-entry manifest:media-type="application/vnd.sun.xml.ui.configuration" manifest:full-path="Object 205/Configurations2/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206/content.xml"/>
  <manifest:file-entry manifest:media-type="" manifest:full-path="Object 206/Configurations2/accelerator/current.xml"/>
  <manifest:file-entry manifest:media-type="" manifest:full-path="Object 206/Configurations2/accelerator/"/>
  <manifest:file-entry manifest:media-type="" manifest:full-path="Object 206/Configurations2/progressba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" manifest:full-path="Object 206/Configurations2/statusbar/"/>
  <manifest:file-entry manifest:media-type="application/vnd.sun.xml.ui.configuration" manifest:full-path="Object 206/Configurations2/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207/content.xml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progressba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" manifest:full-path="Object 207/Configurations2/statusbar/"/>
  <manifest:file-entry manifest:media-type="application/vnd.sun.xml.ui.configuration" manifest:full-path="Object 207/Configurations2/"/>
  <manifest:file-entry manifest:media-type="text/xml" manifest:full-path="Object 207/settings.xml"/>
  <manifest:file-entry manifest:media-type="application/vnd.oasis.opendocument.formula" manifest:version="1.2" manifest:full-path="Object 20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ffff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draw:shadow-offset-x="0.305cm" draw:shadow-offset-y="0.305cm"/>
    </style:style>
    <style:style style:name="pr1" style:family="presentation" style:parent-style-name="Blackboard1-title">
      <style:graphic-properties draw:auto-grow-height="true" fo:min-height="3.507cm"/>
    </style:style>
    <style:style style:name="pr2" style:family="presentation" style:parent-style-name="Blackboard1-outline1">
      <style:graphic-properties fo:min-height="13.61cm"/>
    </style:style>
    <style:style style:name="pr3" style:family="presentation" style:parent-style-name="Blackboard1-notes">
      <style:graphic-properties draw:fill-color="#ffffff" draw:auto-grow-height="true" fo:min-height="12.573cm"/>
    </style:style>
    <style:style style:name="pr4" style:family="presentation" style:parent-style-name="Blackboard1-title">
      <style:graphic-properties fo:min-height="3.256cm"/>
    </style:style>
    <style:style style:name="pr5" style:family="presentation" style:parent-style-name="Blackboard1-notes">
      <style:graphic-properties draw:fill-color="#ffffff" fo:min-height="12.32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margin-top="0.6cm" fo:margin-bottom="1.1cm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margin-top="0.2cm" fo:margin-bottom="0.7cm" fo:line-height="100%"/>
    </style:style>
    <style:style style:name="P9" style:family="paragraph">
      <style:paragraph-properties fo:line-height="100%"/>
    </style:style>
    <style:style style:name="P10" style:family="paragraph">
      <style:paragraph-properties fo:margin-top="0.4cm" fo:margin-bottom="0.8cm" fo:line-height="100%"/>
    </style:style>
    <style:style style:name="P11" style:family="paragraph">
      <style:paragraph-properties fo:text-align="star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color="#579d1c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color="#579d1c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579d1c"/>
    </style:style>
    <style:style style:name="T4" style:family="text">
      <style:text-properties fo:font-family="'Times New Roman'" style:font-family-generic="roman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5" style:family="text">
      <style:text-properties fo:font-family="'Comic Sans MS'" style:font-family-generic="script" style:font-pitch="variable" style:font-family-asian="'Comic Sans MS'" style:font-style-name-asian="Normal" style:font-family-generic-asian="script" style:font-family-complex="'Comic Sans MS'" style:font-style-name-complex="Normal" style:font-family-generic-complex="script"/>
    </style:style>
    <style:style style:name="T6" style:family="text">
      <style:text-properties fo:font-family="'Times New Roman'" style:font-style-name="Normal" style:font-family-generic="roman" style:font-family-asian="'Comic Sans MS'" style:font-style-name-asian="Normal" style:font-family-generic-asian="script" style:font-family-complex="'Comic Sans MS'" style:font-style-name-complex="Normal" style:font-family-generic-complex="script" style:text-overline-style="none" style:text-overline-color="font-color"/>
    </style:style>
    <style:style style:name="T7" style:family="text">
      <style:text-properties fo:font-family="'Comic Sans MS'" style:font-family-generic="script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8" style:family="text">
      <style:text-properties fo:font-family="'Times New Roman'" style:font-family-generic="roman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style:style style:name="T9" style:family="text"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italic" style:font-weight-asian="normal" style:font-family-complex="'DejaVu Sans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Times New Roman'" style:font-style-name="Normal" style:font-family-generic="roman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2" style:family="text">
      <style:text-properties fo:font-family="'Times New Roman'" style:font-family-generic="roman" style:font-pitch="variable" fo:font-size="14pt" style:font-family-asian="'Times New Roman'" style:font-style-name-asian="Normal" style:font-family-generic-asian="roman" style:font-size-asian="14pt" style:font-family-complex="'Times New Roman'" style:font-style-name-complex="Normal" style:font-family-generic-complex="roman" style:font-size-complex="14pt"/>
    </style:style>
    <style:style style:name="T13" style:family="text">
      <style:text-properties fo:font-family="'Comic Sans MS'" style:font-family-generic="script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4" style:family="text">
      <style:text-properties fo:font-family="'Times New Roman'" style:font-family-generic="roman" style:font-pitch="variable" fo:font-size="24pt" style:font-family-asian="'Times New Roman'" style:font-style-name-asian="Normal" style:font-family-generic-asian="roman" style:font-size-asian="24pt" style:font-family-complex="'Times New Roman'" style:font-style-name-complex="Normal" style:font-family-generic-complex="roman" style:font-size-complex="24pt"/>
    </style:style>
    <style:style style:name="T15" style:family="text">
      <style:text-properties style:text-position="super 58%"/>
    </style:style>
    <style:style style:name="T16" style:family="text">
      <style:text-properties fo:color="#ff6309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ffff00" fo:font-size="26pt" style:font-size-asian="26pt" style:font-size-complex="26pt"/>
    </style:style>
    <style:style style:name="T1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0099ff" fo:font-size="26pt" style:font-size-asian="26pt" style:font-size-complex="26pt"/>
    </style:style>
    <style:style style:name="T21" style:family="text">
      <style:text-properties fo:color="#33a3a3" fo:font-size="26pt" style:font-size-asian="26pt" style:font-size-complex="26pt"/>
    </style:style>
    <style:style style:name="T22" style:family="text">
      <style:text-properties fo:color="#ffffff" fo:font-size="26pt" style:font-size-asian="26pt" style:font-size-complex="26pt"/>
    </style:style>
    <style:style style:name="T23" style:family="text">
      <style:text-properties fo:color="#ffff66" fo:font-size="26pt" style:font-size-asian="26pt" style:font-size-complex="26pt"/>
    </style:style>
    <style:style style:name="T24" style:family="text">
      <style:text-properties fo:color="#579d1c" fo:font-size="26pt" style:font-size-asian="26pt" style:font-size-complex="26pt"/>
    </style:style>
    <style:style style:name="T25" style:family="text">
      <style:text-properties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ff00" fo:font-size="32pt" style:font-size-asian="32pt" style:font-size-complex="32pt"/>
    </style:style>
    <style:style style:name="T28" style:family="text">
      <style:text-properties fo:color="#33a3a3" fo:font-size="32pt" style:font-size-asian="32pt" style:font-size-complex="32pt"/>
    </style:style>
    <style:style style:name="T29" style:family="text">
      <style:text-properties fo:font-family="'Times New Roman'" style:font-family-generic="roman" style:font-pitch="variable"/>
    </style:style>
    <style:style style:name="T30" style:family="text">
      <style:text-properties fo:color="#ffff00"/>
    </style:style>
    <style:style style:name="T31" style:family="text">
      <style:text-properties fo:color="#33a3a3"/>
    </style:style>
    <style:style style:name="T32" style:family="text">
      <style:text-properties fo:color="#ffffff"/>
    </style:style>
    <style:style style:name="T33" style:family="text">
      <style:text-properties fo:color="#ff6309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style:text-outline="false" style:text-line-through-style="none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579d1c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style:text-outline="false" style:text-line-through-style="none" fo:font-family="'Comic Sans MS'" style:font-family-generic="script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color="#ffff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ffff66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66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66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66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66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66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66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66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66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66" fo:font-size="100%"/>
      </text:list-level-style-bullet>
    </text:list-style>
  </office:automatic-styles>
  <office:body>
    <office:presentation>
      <draw:page draw:name="page1" draw:style-name="dp1" draw:master-page-name="Blackboard1" presentation:presentation-page-layout-name="AL1T1">
        <office:forms form:automatic-focus="false" form:apply-design-mode="false"/>
        <draw:frame presentation:style-name="pr1" draw:text-style-name="P1" draw:layer="layout" svg:width="25.199cm" svg:height="6.487cm" svg:x="1.401cm" svg:y="0.635cm" presentation:class="title" presentation:user-transformed="true">
          <draw:text-box>
            <text:p><text:span text:style-name="T1">Estado térmico da </text:span><text:span text:style-name="T1"><text:line-break/></text:span><text:span text:style-name="T1">litosfera subcrustal</text:span></text:p>
          </draw:text-box>
        </draw:frame>
        <draw:frame presentation:style-name="pr2" draw:text-style-name="P2" draw:layer="layout" svg:width="25.199cm" svg:height="9.525cm" svg:x="1.401cm" svg:y="10.16cm" presentation:class="outline" presentation:user-transformed="true">
          <draw:text-box>
            <text:p text:style-name="P2"><text:span text:style-name="T2">Leonardo Uieda</text:span></text:p>
            <text:p text:style-name="P2"/>
            <text:p text:style-name="P2">15 de Outubro de 2010</text:p>
            <text:p text:style-name="P2">Observatório Nacion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itosfera subcrustal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Perfil térmico através de <text:span text:style-name="T3">xenólitos</text:span> </text:p>
              </text:list-item>
              <text:list-item>
                <text:p><text:s/>Termo-barometria mineral</text:p>
                <text:list>
                  <text:list-item>
                    <text:p><text:s/>Pressão e temperatura no equilíbrio químico</text:p>
                  </text:list-item>
                  <text:list-item>
                    <text:p><text:s/>Clássico = Brey e Kohler (1990)</text:p>
                  </text:list-item>
                </text:list>
              </text:list-item>
              <text:list-item>
                <text:p><text:s/>Geotermas não-lineares</text:p>
                <text:list>
                  <text:list-item>
                    <text:p><text:s/>Calor radiogênico</text:p>
                  </text:list-item>
                  <text:list-item>
                    <text:p><text:s/>Variação da condutividade com a tempera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nto de partid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<text:s text:c="2"/></text:span><text:span text:style-name="T7"><text:s/></text:span><text:span text:style-name="T7">= condutividade térmica (tensor)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924cm" svg:height="1.517cm" svg:x="2.84cm" svg:y="13.725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<text:s text:c="2"/></text:span><text:span text:style-name="T7"><text:s/></text:span><text:span text:style-name="T7">= condutividade térmica (tensor)</text:span></text:p>
              </text:list-item>
              <text:list-item>
                <text:p><text:span text:style-name="T7"><text:s/></text:span><text:span text:style-name="T8">c</text:span><text:span text:style-name="T7"> = calor específico</text:span></text:p>
              </text:list-item>
            </text:list>
          </draw:text-box>
        </draw:frame>
        <draw:frame draw:style-name="gr2" draw:layer="layout" svg:width="12.435cm" svg:height="2.998cm" svg:x="7.793cm" svg:y="7.8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924cm" svg:height="1.517cm" svg:x="2.84cm" svg:y="13.723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nto de partid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Equação de difusão (c/ calor radiogênico)</text:p>
              </text:list-item>
            </text:list>
          </draw:text-box>
        </draw:frame>
        <draw:frame draw:style-name="gr2" draw:layer="layout" svg:width="12.435cm" svg:height="2.998cm" svg:x="7.792cm" svg:y="7.8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" draw:layer="layout" svg:width="25.199cm" svg:height="7.979cm" svg:x="1.471cm" svg:y="11.706cm" presentation:class="outline" presentation:user-transformed="true">
          <draw:text-box>
            <text:list text:style-name="L2">
              <text:list-item>
                <text:p><text:s/><text:span text:style-name="T4">ρ</text:span><text:span text:style-name="T5"> = densidade</text:span></text:p>
              </text:list-item>
              <text:list-item>
                <text:p><text:span text:style-name="T5"><text:s/></text:span><text:span text:style-name="T6"><text:s text:c="2"/></text:span><text:span text:style-name="T7"><text:s/></text:span><text:span text:style-name="T7">= condutividade térmica (tensor)</text:span></text:p>
              </text:list-item>
              <text:list-item>
                <text:p><text:span text:style-name="T7"><text:s/></text:span><text:span text:style-name="T8">c</text:span><text:span text:style-name="T7"> = calor específico</text:span></text:p>
              </text:list-item>
              <text:list-item>
                <text:p><text:span text:style-name="T7"><text:s/></text:span><text:span text:style-name="T8">A</text:span><text:span text:style-name="T7"> = geração de calor radiogênico</text:span></text:p>
              </text:list-item>
            </text:list>
          </draw:text-box>
        </draw:frame>
        <draw:frame draw:style-name="gr2" draw:layer="layout" svg:width="0.924cm" svg:height="1.517cm" svg:x="2.84cm" svg:y="13.724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9"><text:s/></text:span><text:span text:style-name="T9">Regime estacionário:</text:span></text:p>
                <text:p text:style-name="P3"><text:span text:style-name="T9"/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9"><text:s/></text:span><text:span text:style-name="T9">Regime estacionário: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Meio isotrópico:</text:span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495cm" svg:height="1.52cm" svg:x="12.065cm" svg:y="11.1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umindo</text:p>
          </draw:text-box>
        </draw:frame>
        <draw:frame presentation:style-name="pr2" draw:layer="layout" svg:width="25.199cm" svg:height="14.136cm" svg:x="1.401cm" svg:y="5.715cm" presentation:class="outline" presentation:user-transformed="true">
          <draw:text-box>
            <text:list text:style-name="L2">
              <text:list-item>
                <text:p text:style-name="P3"><text:span text:style-name="T9"><text:s/></text:span><text:span text:style-name="T9">Regime estacionário: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Meio isotrópico:</text:span></text:p>
                <text:p text:style-name="P3"><text:span text:style-name="T9"/></text:p>
              </text:list-item>
              <text:list-item>
                <text:p text:style-name="P3"><text:span text:style-name="T9"><text:s/></text:span><text:span text:style-name="T9">Condutividade é função de </text:span><text:span text:style-name="T10">T </text:span><text:span text:style-name="T9">:</text:span></text:p>
              </text:list-item>
            </text:list>
          </draw:text-box>
        </draw:frame>
        <draw:frame draw:style-name="gr2" draw:layer="layout" svg:width="3.898cm" svg:height="2.99cm" svg:x="14.605cm" svg:y="5.265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3.495cm" svg:height="1.52cm" svg:x="12.065cm" svg:y="11.18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4.615cm" svg:height="1.455cm" svg:x="19.05cm" svg:y="16.51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draw:style-name="gr2" draw:layer="layout" svg:width="16.735cm" svg:height="2.18cm" svg:x="5.633cm" svg:y="9.52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DP não-linear</text:p>
          </draw:text-box>
        </draw:frame>
        <draw:frame presentation:style-name="pr2" draw:text-style-name="P4" draw:layer="layout" svg:width="25.199cm" svg:height="4.97cm" svg:x="1.402cm" svg:y="13.97cm" presentation:class="outline" presentation:user-transformed="true">
          <draw:text-box>
            <text:p text:style-name="P2"><text:span text:style-name="T2">Como resolver?</text:span></text:p>
          </draw:text-box>
        </draw:frame>
        <draw:frame draw:style-name="gr2" draw:layer="layout" svg:width="16.735cm" svg:height="2.18cm" svg:x="5.634cm" svg:y="9.52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udança de variávei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3.985cm" svg:height="3.236cm" svg:x="7.008cm" svg:y="10.79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3.985cm" svg:height="3.236cm" svg:x="7.008cm" svg:y="10.79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8.523cm" svg:height="3.372cm" svg:x="2.907cm" svg:y="15.6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dança de variáveis</text:p>
          </draw:text-box>
        </draw:frame>
        <draw:frame draw:style-name="gr2" draw:layer="layout" svg:width="9.863cm" svg:height="3.71cm" svg:x="9.187cm" svg:y="5.1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3.985cm" svg:height="3.236cm" svg:x="7.008cm" svg:y="10.7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8.523cm" svg:height="3.372cm" svg:x="2.907cm" svg:y="15.67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8.729cm" svg:height="3.236cm" svg:x="16.51cm" svg:y="15.81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" draw:text-style-name="P5" draw:layer="layout" svg:width="7.62cm" svg:height="3.976cm" svg:x="0.635cm" svg:y="5.715cm" presentation:class="outline" presentation:user-transformed="true">
          <draw:text-box>
            <text:list text:style-name="L2">
              <text:list-item>
                <text:p><text:span text:style-name="T11">λ</text:span><text:span text:style-name="T12">0</text:span><text:span text:style-name="T13"> e </text:span><text:span text:style-name="T14">T</text:span><text:span text:style-name="T12">0</text:span><text:span text:style-name="T13"> em nível de referência </text:span><text:span text:style-name="T14">z</text:span><text:span text:style-name="T12">0</text:span></text:p>
              </text:list-item>
            </text:list>
          </draw:text-box>
        </draw:frame>
        <draw:custom-shape draw:style-name="gr3" draw:text-style-name="P2" draw:layer="layout" svg:width="3.175cm" svg:height="1.27cm" svg:x="12.7cm" svg:y="17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7.613cm" svg:height="1.577cm" svg:x="2.951cm" svg:y="6.515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13.492cm" svg:height="1.763cm" svg:x="7.254cm" svg:y="11.43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394cm" svg:height="3.167cm" svg:x="10.803cm" svg:y="15.87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3.492cm" svg:height="1.763cm" svg:x="7.254cm" svg:y="11.431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6.394cm" svg:height="3.167cm" svg:x="10.803cm" svg:y="15.87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13.492cm" svg:height="1.763cm" svg:x="7.254cm" svg:y="11.43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5">a</text:span> ord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bstituindo na EDP...</text:p>
          </draw:text-box>
        </draw:frame>
        <draw:frame draw:style-name="gr2" draw:layer="layout" svg:width="22.099cm" svg:height="3.219cm" svg:x="2.951cm" svg:y="5.7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394cm" svg:height="3.167cm" svg:x="10.803cm" svg:y="15.87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3.492cm" svg:height="1.763cm" svg:x="7.254cm" svg:y="11.4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2" draw:layer="layout" svg:width="7.549cm" svg:height="3.81cm" svg:x="19.121cm" svg:y="15.24cm" presentation:class="outline" presentation:user-transformed="true">
          <draw:text-box>
            <text:list text:style-name="L2">
              <text:list-item>
                <text:p><text:s/>2<text:span text:style-name="T15">a</text:span> ordem</text:p>
              </text:list-item>
              <text:list-item>
                <text:p><text:s/>Lin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draw:style-name="gr2" draw:layer="layout" svg:width="10.03cm" svg:height="3.343cm" svg:x="8.985cm" svg:y="6.182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2" draw:layer="layout" svg:width="10.03cm" svg:height="3.343cm" svg:x="8.985cm" svg:y="6.183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so 1D</text:p>
          </draw:text-box>
        </draw:frame>
        <draw:frame presentation:style-name="pr2" draw:layer="layout" svg:width="25.199cm" svg:height="9.525cm" svg:x="1.401cm" svg:y="10.795cm" presentation:class="outline" presentation:user-transformed="true">
          <draw:text-box>
            <text:p>Solução:</text:p>
          </draw:text-box>
        </draw:frame>
        <draw:frame draw:style-name="gr2" draw:layer="layout" svg:width="11.661cm" svg:height="3.16cm" svg:x="8.17cm" svg:y="13.9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10.03cm" svg:height="3.343cm" svg:x="8.985cm" svg:y="6.183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Conhecida temperatura na base da crosta</text:p>
              </text:list-item>
            </text:list>
          </draw:text-box>
        </draw:frame>
        <draw:frame draw:style-name="gr2" draw:layer="layout" svg:width="5.415cm" svg:height="1.579cm" svg:x="11.293cm" svg:y="8.58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presentation:style-name="pr2" draw:layer="layout" svg:width="25.199cm" svg:height="2.706cm" svg:x="1.27cm" svg:y="12.134cm" presentation:class="outline" presentation:user-transformed="true">
          <draw:text-box>
            <text:list text:style-name="L2">
              <text:list-item>
                <text:p><text:s/>Conhecido fluxo na base da crosta</text:p>
              </text:list-item>
            </text:list>
          </draw:text-box>
        </draw:frame>
        <draw:frame draw:style-name="gr2" draw:layer="layout" svg:width="13.2cm" svg:height="2.975cm" svg:x="7.4cm" svg:y="15.24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p>Considerações adiciona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Variação linear de condutividade</text:p>
              </text:list-item>
            </text:list>
          </draw:text-box>
        </draw:frame>
        <draw:frame draw:style-name="gr2" draw:layer="layout" svg:width="12.782cm" svg:height="1.579cm" svg:x="7.609cm" svg:y="10.886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presentation:style-name="pr2" draw:layer="layout" svg:width="25.199cm" svg:height="2.706cm" svg:x="1.27cm" svg:y="13.804cm" presentation:class="outline" presentation:user-transformed="true">
          <draw:text-box>
            <text:list text:style-name="L2">
              <text:list-item>
                <text:p><text:s/>Nível de referência na base da crosta</text:p>
              </text:list-item>
            </text:list>
          </draw:text-box>
        </draw:frame>
        <draw:frame draw:style-name="gr2" draw:layer="layout" svg:width="3.346cm" svg:height="1.579cm" svg:x="4.445cm" svg:y="17.14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3.445cm" svg:height="1.579cm" svg:x="12.278cm" svg:y="17.14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3.783cm" svg:height="1.579cm" svg:x="19.685cm" svg:y="17.145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draw:style-name="gr2" draw:layer="layout" svg:width="17.7cm" svg:height="3.785cm" svg:x="5.126cm" svg:y="10.185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Temperatura na base da crosta</text:p>
              </text:list-item>
            </text:list>
          </draw:text-box>
        </draw:frame>
        <draw:frame draw:style-name="gr2" draw:layer="layout" svg:width="5.026cm" svg:height="1.576cm" svg:x="11.487cm" svg:y="15.87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" draw:layer="layout" svg:width="17.7cm" svg:height="3.785cm" svg:x="5.126cm" svg:y="10.186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21.13cm" svg:height="3.34cm" svg:x="3.435cm" svg:y="10.16cm"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21.128cm" svg:height="3.339cm" svg:x="3.435cm" svg:y="10.16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Aplicando a mudança de variáveis:</text:p>
          </draw:text-box>
        </draw:frame>
        <draw:frame presentation:style-name="pr2" draw:layer="layout" svg:width="25.199cm" svg:height="2.706cm" svg:x="1.27cm" svg:y="7.62cm" presentation:class="outline" presentation:user-transformed="true">
          <draw:text-box>
            <text:list text:style-name="L2">
              <text:list-item>
                <text:p><text:s/>Fluxo na base da crosta</text:p>
              </text:list-item>
            </text:list>
          </draw:text-box>
        </draw:frame>
        <draw:frame draw:style-name="gr2" draw:layer="layout" svg:width="6.804cm" svg:height="3.339cm" svg:x="10.598cm" svg:y="15.24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21.128cm" svg:height="3.339cm" svg:x="3.435cm" svg:y="10.161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1.639cm" svg:height="3.16cm" svg:x="8.17cm" svg:y="7.62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5.035cm" svg:height="1.579cm" svg:x="11.483cm" svg:y="12.79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11.639cm" svg:height="3.16cm" svg:x="8.171cm" svg:y="7.62cm"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5.035cm" svg:height="1.579cm" svg:x="11.483cm" svg:y="12.79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17.551cm" svg:height="3.16cm" svg:x="5.213cm" svg:y="15.89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11.639cm" svg:height="3.16cm" svg:x="8.171cm" svg:y="7.62cm"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821cm" svg:height="3.16cm" svg:x="6.081cm" svg:y="7.62cm"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096cm" svg:height="3.346cm" svg:x="6.452cm" svg:y="11.43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15.821cm" svg:height="3.16cm" svg:x="6.082cm" svg:y="7.62cm"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15.09cm" svg:height="3.343cm" svg:x="6.452cm" svg:y="11.43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15.821cm" svg:height="3.16cm" svg:x="6.082cm" svg:y="7.62cm"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ções de contorno</text:p>
          </draw:text-box>
        </draw:frame>
        <draw:frame presentation:style-name="pr2" draw:layer="layout" svg:width="25.199cm" svg:height="2.706cm" svg:x="1.401cm" svg:y="5.08cm" presentation:class="outline" presentation:user-transformed="true">
          <draw:text-box>
            <text:p>Voltando na solução:</text:p>
          </draw:text-box>
        </draw:frame>
        <draw:frame draw:style-name="gr2" draw:layer="layout" svg:width="3.3cm" svg:height="3.343cm" svg:x="12.35cm" svg:y="15.89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15.09cm" svg:height="3.343cm" svg:x="6.452cm" svg:y="11.43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15.821cm" svg:height="3.16cm" svg:x="6.082cm" svg:y="7.62cm"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ção da EDP linear</text:p>
          </draw:text-box>
        </draw:frame>
        <draw:frame draw:style-name="gr2" draw:layer="layout" svg:width="22.731cm" svg:height="4.637cm" svg:x="2.635cm" svg:y="7.698cm"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linear</text:p>
          </draw:text-box>
        </draw:frame>
        <draw:frame presentation:style-name="pr2" draw:layer="layout" svg:width="25.199cm" svg:height="2.899cm" svg:x="1.4cm" svg:y="15.875cm" presentation:class="outline" presentation:user-transformed="true">
          <draw:text-box>
            <text:p text:style-name="P2">Desfazer a mudança de variáveis</text:p>
          </draw:text-box>
        </draw:frame>
        <draw:frame draw:style-name="gr2" draw:layer="layout" svg:width="22.731cm" svg:height="4.637cm" svg:x="2.636cm" svg:y="7.699cm">
          <draw:object xlink:href="./Object 73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5.002cm" svg:height="3.704cm" svg:x="6.499cm" svg:y="5.15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5.002cm" svg:height="3.704cm" svg:x="6.499cm" svg:y="5.1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17.705cm" svg:height="3.699cm" svg:x="5.148cm" svg:y="10.401cm"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5.002cm" svg:height="3.704cm" svg:x="6.499cm" svg:y="5.1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2" draw:layer="layout" svg:width="17.705cm" svg:height="3.699cm" svg:x="5.148cm" svg:y="10.401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2" draw:layer="layout" svg:width="18.019cm" svg:height="2.965cm" svg:x="4.948cm" svg:y="15.875cm"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8.019cm" svg:height="2.965cm" svg:x="4.991cm" svg:y="5.925cm"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8.019cm" svg:height="2.965cm" svg:x="4.991cm" svg:y="5.92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2" draw:layer="layout" svg:width="16.503cm" svg:height="3.345cm" svg:x="5.749cm" svg:y="10.63cm">
          <draw:object xlink:href="./Object 90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18.019cm" svg:height="2.965cm" svg:x="4.991cm" svg:y="5.925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2" draw:layer="layout" svg:width="24.591cm" svg:height="2.956cm" svg:x="1.705cm" svg:y="15.1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16.503cm" svg:height="3.345cm" svg:x="5.75cm" svg:y="10.631cm">
          <draw:object xlink:href="./Object 88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cm" svg:height="2.783cm" svg:x="1.72cm" svg:y="5.555cm"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cm" svg:height="2.783cm" svg:x="1.703cm" svg:y="5.55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19">termobarometria mineral</text:span><text:span text:style-name="T1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1cm" svg:height="2.783cm" svg:x="1.703cm" svg:y="5.55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19">termobarometria mineral</text:span><text:span text:style-name="T17">)</text:span></text:p>
              </text:list-item>
              <text:list-item>
                <text:p><text:span text:style-name="T20"><text:s/></text:span><text:span text:style-name="T21">Parâmetros físic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1cm" svg:height="2.783cm" svg:x="1.703cm" svg:y="5.555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presentation:style-name="pr2" draw:text-style-name="P6" draw:layer="layout" svg:width="25.199cm" svg:height="8.614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19">termobarometria mineral</text:span><text:span text:style-name="T17">)</text:span></text:p>
              </text:list-item>
              <text:list-item>
                <text:p><text:span text:style-name="T20"><text:s/></text:span><text:span text:style-name="T21">Parâmetros físicos</text:span></text:p>
              </text:list-item>
              <text:list-item>
                <text:p><text:span text:style-name="T21"><text:s/></text:span><text:span text:style-name="T22">A equação acima é o</text:span><text:span text:style-name="T23"> </text:span><text:span text:style-name="T24">modelo dire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ção da EDP <text:span text:style-name="T16">não</text:span>-linear</text:p>
          </draw:text-box>
        </draw:frame>
        <draw:frame draw:style-name="gr2" draw:layer="layout" svg:width="24.561cm" svg:height="2.783cm" svg:x="1.703cm" svg:y="5.555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presentation:style-name="pr2" draw:text-style-name="P6" draw:layer="layout" svg:width="25.199cm" svg:height="6.985cm" svg:x="1.4cm" svg:y="10.16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8">Dados medidos</text:span><text:span text:style-name="T17"> (</text:span><text:span text:style-name="T25">termobarometria mineral)</text:span></text:p>
              </text:list-item>
              <text:list-item>
                <text:p><text:span text:style-name="T20"><text:s/></text:span><text:span text:style-name="T21">Parâmetros físicos</text:span></text:p>
              </text:list-item>
              <text:list-item>
                <text:p><text:span text:style-name="T21"><text:s/></text:span><text:span text:style-name="T22">A equação acima é o</text:span><text:span text:style-name="T23"> </text:span><text:span text:style-name="T24">modelo direto</text:span></text:p>
              </text:list-item>
            </text:list>
          </draw:text-box>
        </draw:frame>
        <draw:frame presentation:style-name="pr2" draw:text-style-name="P7" draw:layer="layout" svg:width="25.199cm" svg:height="5.08cm" svg:x="1.27cm" svg:y="16.14cm" presentation:class="outline" presentation:user-transformed="true">
          <draw:text-box>
            <text:p text:style-name="P2"><text:span text:style-name="T26">Fazer inversão dos </text:span><text:span text:style-name="T27">dados</text:span><text:span text:style-name="T26"> </text:span></text:p>
            <text:p text:style-name="P2"><text:span text:style-name="T26">para estimar os </text:span><text:span text:style-name="T28">parâmetr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Blackboard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delagem inversa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5.802cm" svg:height="2.783cm" svg:x="1.091cm" svg:y="6.985cm"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5.896cm" svg:height="2.783cm" svg:x="1.044cm" svg:y="9.917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2" draw:layer="layout" svg:width="25.802cm" svg:height="2.783cm" svg:x="1.091cm" svg:y="6.986cm">
          <draw:object xlink:href="./Object 91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5.824cm" svg:height="2.783cm" svg:x="1.08cm" svg:y="12.7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2" draw:layer="layout" svg:width="25.896cm" svg:height="2.783cm" svg:x="1.044cm" svg:y="9.91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2" draw:layer="layout" svg:width="25.802cm" svg:height="2.783cm" svg:x="1.091cm" svg:y="6.986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dos em vários <text:span text:style-name="T29">z</text:span>s</text:p>
              </text:list-item>
            </text:list>
          </draw:text-box>
        </draw:frame>
        <draw:frame draw:style-name="gr2" draw:layer="layout" svg:width="26.844cm" svg:height="2.783cm" svg:x="1.091cm" svg:y="17.145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2" draw:layer="layout" svg:width="25.824cm" svg:height="2.783cm" svg:x="1.08cm" svg:y="12.70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5.896cm" svg:height="2.783cm" svg:x="1.044cm" svg:y="9.91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" draw:layer="layout" svg:width="25.802cm" svg:height="2.783cm" svg:x="1.091cm" svg:y="6.987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2" draw:layer="layout" svg:width="1.016cm" svg:height="1.538cm" svg:x="1.456cm" svg:y="15.697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draw:frame draw:style-name="gr2" draw:layer="layout" svg:width="1.907cm" svg:height="1.945cm" svg:x="5.715cm" svg:y="10.797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2" draw:layer="layout" svg:width="7.804cm" svg:height="8.701cm" svg:x="5.715cm" svg:y="10.797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/>Agrupar <text:span text:style-name="T30">dados</text:span> em um vetor</text:p>
              </text:list-item>
            </text:list>
          </draw:text-box>
        </draw:frame>
        <draw:frame presentation:style-name="pr2" draw:layer="layout" svg:width="25.199cm" svg:height="2.706cm" svg:x="1.471cm" svg:y="7.454cm" presentation:class="outline" presentation:user-transformed="true">
          <draw:text-box>
            <text:list text:style-name="L2">
              <text:list-item>
                <text:p><text:s/>… e os <text:span text:style-name="T31">parâmetros</text:span> também</text:p>
              </text:list-item>
            </text:list>
          </draw:text-box>
        </draw:frame>
        <draw:frame draw:style-name="gr2" draw:layer="layout" svg:width="7.4cm" svg:height="4.921cm" svg:x="15.875cm" svg:y="12.7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2" draw:layer="layout" svg:width="7.804cm" svg:height="8.701cm" svg:x="5.715cm" svg:y="10.796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Blackboard1" presentation:presentation-page-layout-name="AL1T1">
        <office:forms form:automatic-focus="false" form:apply-design-mode="false"/>
        <draw:frame draw:style-name="gr2" draw:layer="layout" svg:width="25.326cm" svg:height="2.783cm" svg:x="1.756cm" svg:y="5.13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Blackboard1" presentation:presentation-page-layout-name="AL1T1">
        <office:forms form:automatic-focus="false" form:apply-design-mode="false"/>
        <draw:frame draw:style-name="gr2" draw:layer="layout" svg:width="25.326cm" svg:height="2.783cm" svg:x="1.756cm" svg:y="5.138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</text:list>
          </draw:text-box>
        </draw:frame>
        <draw:frame draw:style-name="gr2" draw:layer="layout" svg:width="4.928cm" svg:height="1.561cm" svg:x="10.825cm" svg:y="9.06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4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  <text:list-item>
                <text:p><text:span text:style-name="T31"><text:s/></text:span><text:span text:style-name="T32">Modelo </text:span><text:span text:style-name="T3">implícito</text:span></text:p>
              </text:list-item>
            </text:list>
          </draw:text-box>
        </draw:frame>
        <draw:frame draw:style-name="gr2" draw:layer="layout" svg:width="25.326cm" svg:height="2.783cm" svg:x="1.756cm" svg:y="5.138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4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928cm" svg:height="1.561cm" svg:x="10.825cm" svg:y="9.067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27cm" svg:y="11.43cm" presentation:class="outline" presentation:user-transformed="true">
          <draw:text-box>
            <text:list text:style-name="L2">
              <text:list-item>
                <text:p><text:s/>Função dos <text:span text:style-name="T2">dados</text:span> <text:span text:style-name="T30">dados</text:span> e <text:span text:style-name="T31">parâmetros</text:span></text:p>
              </text:list-item>
              <text:list-item>
                <text:p><text:span text:style-name="T31"><text:s/></text:span><text:span text:style-name="T32">Modelo </text:span><text:span text:style-name="T3">implícito</text:span></text:p>
              </text:list-item>
              <text:list-item>
                <text:p><text:span text:style-name="T3"><text:s/></text:span><text:span text:style-name="T32">Não pode ser escrito como:</text:span></text:p>
              </text:list-item>
            </text:list>
          </draw:text-box>
        </draw:frame>
        <draw:frame draw:style-name="gr2" draw:layer="layout" svg:width="5.354cm" svg:height="1.57cm" svg:x="18.056cm" svg:y="15.81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5.326cm" svg:height="2.783cm" svg:x="1.756cm" svg:y="5.138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custom-shape draw:style-name="gr4" draw:text-style-name="P2" draw:layer="layout" svg:width="23.912cm" svg:height="2.54cm" svg:x="1.756cm" svg:y="5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3.165cm" svg:y="7.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928cm" svg:height="1.561cm" svg:x="10.825cm" svg:y="9.067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6.35cm" svg:x="1.401cm" svg:y="5.715cm" presentation:class="outline" presentation:user-transformed="true">
          <draw:text-box>
            <text:p>Agrupar as funções em um vetor:</text:p>
          </draw:text-box>
        </draw:frame>
        <draw:frame draw:style-name="gr2" draw:layer="layout" svg:width="13.598cm" svg:height="8.701cm" svg:x="7.352cm" svg:y="9.079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  <text:list>
                      <text:list-item>
                        <text:p text:style-name="P9"><text:span text:style-name="T9"><text:s/></text:span><text:span text:style-name="T34">Dados medidos:</text:span></text:p>
                      </text:list-item>
                      <text:list-item>
                        <text:p text:style-name="P9"><text:span text:style-name="T34"><text:s/></text:span><text:span text:style-name="T34">Estimativa inicial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373cm" svg:height="1.57cm" svg:x="12.065cm" svg:y="11.13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2" draw:layer="layout" svg:width="1.448cm" svg:height="1.57cm" svg:x="12.7cm" svg:y="12.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  <text:list>
                      <text:list-item>
                        <text:p text:style-name="P9"><text:span text:style-name="T9"><text:s/></text:span><text:span text:style-name="T34">Dados medidos:</text:span></text:p>
                      </text:list-item>
                      <text:list-item>
                        <text:p text:style-name="P9"><text:span text:style-name="T34"><text:s/></text:span><text:span text:style-name="T34">Estimativa inicial:</text:span></text:p>
                      </text:list-item>
                    </text:list>
                  </text:list-item>
                  <text:list-item>
                    <text:p text:style-name="P9"><text:span text:style-name="T9"><text:s/></text:span><text:span text:style-name="T9">Resolver iterativamente</text:span></text:p>
                  </text:list-item>
                </text:list>
              </text:list-item>
            </text:list>
          </draw:text-box>
        </draw:frame>
        <draw:frame draw:style-name="gr2" draw:layer="layout" svg:width="1.373cm" svg:height="1.57cm" svg:x="12.065cm" svg:y="11.13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2" draw:layer="layout" svg:width="1.448cm" svg:height="1.57cm" svg:x="12.7cm" svg:y="12.9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9" draw:layer="layout" svg:width="26.529cm" svg:height="15.875cm" svg:x="0.776cm" svg:y="4.445cm" presentation:class="outline" presentation:user-transformed="true">
          <draw:text-box>
            <text:p text:style-name="P8"><text:span text:style-name="T9">Resolver inversão com </text:span><text:span text:style-name="T33">Mínimos Quadrados</text:span></text:p>
            <text:list text:style-name="L2">
              <text:list-item>
                <text:list>
                  <text:list-item>
                    <text:p text:style-name="P10"><text:span text:style-name="T9"><text:s/></text:span><text:span text:style-name="T9">Necessário linearizar o modelo</text:span></text:p>
                  </text:list-item>
                  <text:list-item>
                    <text:p text:style-name="P9"><text:span text:style-name="T9"><text:s/></text:span><text:span text:style-name="T9">Série de Taylor em torno:</text:span></text:p>
                    <text:list>
                      <text:list-item>
                        <text:p text:style-name="P9"><text:span text:style-name="T9"><text:s/></text:span><text:span text:style-name="T34">Dados medidos:</text:span></text:p>
                      </text:list-item>
                      <text:list-item>
                        <text:p text:style-name="P9"><text:span text:style-name="T34"><text:s/></text:span><text:span text:style-name="T34">Estimativa inicial:</text:span></text:p>
                      </text:list-item>
                    </text:list>
                  </text:list-item>
                  <text:list-item>
                    <text:p text:style-name="P9"><text:span text:style-name="T9"><text:s/></text:span><text:span text:style-name="T9">Resolver iterativamente</text:span></text:p>
                  </text:list-item>
                  <text:list-item>
                    <text:p text:style-name="P10"><text:span text:style-name="T9"><text:s/></text:span><text:span text:style-name="T35">Ajuste combinado</text:span><text:span text:style-name="T9"> </text:span><text:span text:style-name="T36">(Vaniček &amp; Krakiwsky, 1986)</text:span></text:p>
                  </text:list-item>
                </text:list>
              </text:list-item>
            </text:list>
          </draw:text-box>
        </draw:frame>
        <draw:frame draw:style-name="gr2" draw:layer="layout" svg:width="1.373cm" svg:height="1.57cm" svg:x="12.065cm" svg:y="11.13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2" draw:layer="layout" svg:width="1.448cm" svg:height="1.57cm" svg:x="12.7cm" svg:y="12.9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.086cm" svg:height="1.514cm" svg:x="11.8cm" svg:y="12.456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2" draw:layer="layout" svg:width="1.086cm" svg:height="1.514cm" svg:x="11.8cm" svg:y="12.456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0.9cm" svg:height="1.374cm" svg:x="16.26cm" svg:y="11.984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1.086cm" svg:height="1.514cm" svg:x="11.8cm" svg:y="12.456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0.9cm" svg:height="1.374cm" svg:x="16.26cm" svg:y="11.984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1.051cm" svg:height="1.507cm" svg:x="21.265cm" svg:y="11.893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438cm" svg:height="2.54cm" svg:x="24.331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5.627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draw:layer="layout" svg:width="1.086cm" svg:height="1.514cm" svg:x="11.8cm" svg:y="12.456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draw:layer="layout" svg:width="0.9cm" svg:height="1.374cm" svg:x="16.26cm" svg:y="11.984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draw:layer="layout" svg:width="1.051cm" svg:height="1.507cm" svg:x="21.265cm" svg:y="11.893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833cm" svg:height="1.377cm" svg:x="25.535cm" svg:y="11.765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Linearizar o modelo</text:p>
              </text:list-item>
            </text:list>
          </draw:text-box>
        </draw:frame>
        <draw:frame draw:style-name="gr2" draw:layer="layout" svg:width="27.322cm" svg:height="2.465cm" svg:x="0.322cm" svg:y="8.3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ustom-shape draw:style-name="gr4" draw:text-style-name="P2" draw:layer="layout" svg:width="4.509cm" svg:height="2.54cm" svg:x="4.685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6.652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69cm" svg:height="3.053cm" svg:x="9.873cm" svg:y="8.1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2.098cm" svg:y="11.2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594cm" svg:height="2.54cm" svg:x="15.006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16.50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159cm" svg:height="2.791cm" svg:x="19.219cm" svg:y="8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1.488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438cm" svg:height="2.54cm" svg:x="24.331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svg:x="25.627cm" svg:y="10.80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519cm" svg:height="1.565cm" svg:x="6.153cm" svg:y="12.06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2" draw:layer="layout" svg:width="1.086cm" svg:height="1.514cm" svg:x="11.8cm" svg:y="12.45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" draw:layer="layout" svg:width="0.9cm" svg:height="1.374cm" svg:x="16.26cm" svg:y="11.984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2" draw:layer="layout" svg:width="1.051cm" svg:height="1.507cm" svg:x="21.265cm" svg:y="11.893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2" draw:layer="layout" svg:width="0.833cm" svg:height="1.377cm" svg:x="25.535cm" svg:y="11.765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2" draw:layer="layout" svg:width="9.642cm" svg:height="1.897cm" svg:x="9.179cm" svg:y="15.675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" draw:layer="layout" svg:width="0.9cm" svg:height="1.374cm" svg:x="2.715cm" svg:y="8.848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2" draw:layer="layout" svg:width="1.44cm" svg:height="1.561cm" svg:x="19.655cm" svg:y="8.885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  <text:list-item>
                <text:p><text:span text:style-name="T32"><text:s text:c="4"/></text:span><text:span text:style-name="T32">= Jacobiana de f em relação aos </text:span><text:span text:style-name="T30">dados</text:span><text:span text:style-name="T32"> </text:span></text:p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0.9cm" svg:height="1.374cm" svg:x="2.715cm" svg:y="8.84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" draw:layer="layout" svg:width="1.051cm" svg:height="1.507cm" svg:x="2.659cm" svg:y="10.79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.44cm" svg:height="1.561cm" svg:x="19.655cm" svg:y="8.885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13.86cm" svg:x="1.4cm" svg:y="6.714cm" presentation:class="outline" presentation:user-transformed="true">
          <draw:text-box>
            <text:list text:style-name="L2">
              <text:list-item>
                <text:p><text:s text:c="4"/>= Jacobiana de f em relação ao <text:span text:style-name="T31">parâmetros</text:span></text:p>
              </text:list-item>
              <text:list-item>
                <text:p><text:span text:style-name="T32"><text:s text:c="4"/></text:span><text:span text:style-name="T32">= correção a estimativa inicial</text:span></text:p>
              </text:list-item>
              <text:list-item>
                <text:p><text:span text:style-name="T32"><text:s text:c="4"/></text:span><text:span text:style-name="T32">= Jacobiana de f em relação aos </text:span><text:span text:style-name="T30">dados</text:span><text:span text:style-name="T32"> </text:span></text:p>
              </text:list-item>
              <text:list-item>
                <text:p><text:span text:style-name="T32"><text:s text:c="4"/></text:span><text:span text:style-name="T32">= vetor de </text:span><text:span text:style-name="T3">resíduos</text:span></text:p>
                <text:list>
                  <text:list-header>
                    <text:p><text:span text:style-name="T32">Diferença entre dados medidos ( <text:s text:c="3"/>) </text:span></text:p>
                    <text:p><text:span text:style-name="T32">e dados ajustados ( <text:s text:c="3"/>)</text:span></text:p>
                  </text:list-header>
                </text:list>
              </text:list-item>
            </text:list>
          </draw:text-box>
        </draw:frame>
        <draw:frame draw:style-name="gr2" draw:layer="layout" svg:width="1.086cm" svg:height="1.514cm" svg:x="2.675cm" svg:y="6.645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0.9cm" svg:height="1.374cm" svg:x="2.715cm" svg:y="8.848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.051cm" svg:height="1.507cm" svg:x="2.659cm" svg:y="10.79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2" draw:layer="layout" svg:width="0.833cm" svg:height="1.377cm" svg:x="2.753cm" svg:y="12.955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1.44cm" svg:height="1.561cm" svg:x="19.655cm" svg:y="8.885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2" draw:layer="layout" svg:width="1.365cm" svg:height="1.561cm" svg:x="18.755cm" svg:y="15.045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0.896cm" svg:height="1.377cm" svg:x="12.805cm" svg:y="16.95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presentation:style-name="pr2" draw:layer="layout" svg:width="25.199cm" svg:height="1.795cm" svg:x="0.836cm" svg:y="4.445cm" presentation:class="outline" presentation:user-transformed="true">
          <draw:text-box>
            <text:p>Nomenclatura: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draw:style-name="gr2" draw:layer="layout" svg:width="24.722cm" svg:height="10.823cm" svg:x="1.649cm" svg:y="7.7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" draw:layer="layout" svg:width="25.199cm" svg:height="2.071cm" svg:x="1.4cm" svg:y="4.914cm" presentation:class="outline" presentation:user-transformed="true">
          <draw:text-box>
            <text:p>Jacobiana de f em relação ao <text:span text:style-name="T31">parâmetros</text:span><text:span text:style-name="T32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draw:style-name="gr2" draw:layer="layout" svg:width="24.659cm" svg:height="10.894cm" svg:x="1.671cm" svg:y="7.78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presentation:style-name="pr2" draw:layer="layout" svg:width="25.199cm" svg:height="2.071cm" svg:x="1.4cm" svg:y="4.914cm" presentation:class="outline" presentation:user-transformed="true">
          <draw:text-box>
            <text:p>Jacobiana de f em relação ao <text:span text:style-name="T30">dados</text:span><text:span text:style-name="T32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2" draw:layer="layout" svg:width="16.513cm" svg:height="3.845cm" svg:x="5.671cm" svg:y="8.685cm" presentation:class="outline" presentation:user-transformed="true">
          <draw:text-box>
            <text:p text:style-name="P11">Achar <text:s text:c="4"/>que minimiza</text:p>
          </draw:text-box>
        </draw:frame>
        <draw:frame draw:style-name="gr2" draw:layer="layout" svg:width="4.507cm" svg:height="1.743cm" svg:x="17.535cm" svg:y="8.5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1.111cm" svg:height="1.575cm" svg:x="8.98cm" svg:y="8.685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presentation:style-name="pr2" draw:layer="layout" svg:width="25.199cm" svg:height="2.071cm" svg:x="1.401cm" svg:y="4.915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2" draw:layer="layout" svg:width="16.513cm" svg:height="3.845cm" svg:x="5.671cm" svg:y="8.685cm" presentation:class="outline" presentation:user-transformed="true">
          <draw:text-box>
            <text:p text:style-name="P11">Achar <text:s text:c="4"/>que minimiza</text:p>
          </draw:text-box>
        </draw:frame>
        <draw:frame draw:style-name="gr2" draw:layer="layout" svg:width="4.507cm" svg:height="1.743cm" svg:x="17.535cm" svg:y="8.512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1.111cm" svg:height="1.575cm" svg:x="8.98cm" svg:y="8.68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custom-shape draw:style-name="gr4" draw:text-style-name="P2" draw:layer="layout" svg:width="4.509cm" svg:height="2.44cm" svg:x="17.583cm" svg:y="8.28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8.855cm" svg:height="2.071cm" svg:x="15.41cm" svg:y="11.965cm" presentation:class="outline" presentation:user-transformed="true">
          <draw:text-box>
            <text:p text:style-name="P13"><text:span text:style-name="T3">Função Objetivo</text:span></text:p>
          </draw:text-box>
        </draw:frame>
        <draw:custom-shape draw:style-name="gr3" draw:text-style-name="P2" draw:layer="layout" svg:width="0.635cm" svg:height="0.97cm" svg:x="19.52cm" svg:y="10.7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25.199cm" svg:height="2.071cm" svg:x="1.401cm" svg:y="4.915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text-style-name="P12" draw:layer="layout" svg:width="16.513cm" svg:height="3.845cm" svg:x="5.671cm" svg:y="8.685cm" presentation:class="outline" presentation:user-transformed="true">
          <draw:text-box>
            <text:p text:style-name="P11">Achar <text:s text:c="4"/>que minimiza</text:p>
          </draw:text-box>
        </draw:frame>
        <draw:frame draw:style-name="gr2" draw:layer="layout" svg:width="4.507cm" svg:height="1.743cm" svg:x="17.535cm" svg:y="8.512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2" draw:layer="layout" svg:width="1.111cm" svg:height="1.575cm" svg:x="8.98cm" svg:y="8.685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custom-shape draw:style-name="gr4" draw:text-style-name="P2" draw:layer="layout" svg:width="4.509cm" svg:height="2.44cm" svg:x="17.583cm" svg:y="8.28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8.855cm" svg:height="2.071cm" svg:x="15.41cm" svg:y="11.965cm" presentation:class="outline" presentation:user-transformed="true">
          <draw:text-box>
            <text:p text:style-name="P13"><text:span text:style-name="T3">Função Objetivo</text:span></text:p>
          </draw:text-box>
        </draw:frame>
        <draw:custom-shape draw:style-name="gr3" draw:text-style-name="P2" draw:layer="layout" svg:width="0.635cm" svg:height="0.97cm" svg:x="19.52cm" svg:y="10.7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14" draw:layer="layout" svg:width="11.229cm" svg:height="5.715cm" svg:x="14.171cm" svg:y="13.97cm" presentation:class="outline" presentation:user-transformed="true">
          <draw:text-box>
            <text:list text:style-name="L2">
              <text:list-item>
                <text:p text:style-name="P14"><text:span text:style-name="T37">Norma quadrática dos resíduos</text:span></text:p>
              </text:list-item>
              <text:list-item>
                <text:p text:style-name="P14"><text:span text:style-name="T37">Solução que melhor se “encaixa” aos dados</text:span></text:p>
              </text:list-item>
            </text:list>
          </draw:text-box>
        </draw:frame>
        <draw:frame presentation:style-name="pr2" draw:layer="layout" svg:width="25.199cm" svg:height="2.071cm" svg:x="1.401cm" svg:y="4.915cm" presentation:class="outline" presentation:user-transformed="true">
          <draw:text-box>
            <text:p>Solução de Mínimos Quadr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 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</text:list>
          </draw:text-box>
        </draw:frame>
        <draw:frame draw:style-name="gr2" draw:layer="layout" svg:width="1.571cm" svg:height="1.748cm" svg:x="12.221cm" svg:y="9.652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  <text:list-item>
                <text:p><text:s/>Calcular <text:s text:c="4"/>que mais diminui <text:s/></text:p>
                <text:p/>
              </text:list-item>
            </text:list>
          </draw:text-box>
        </draw:frame>
        <draw:frame draw:style-name="gr2" draw:layer="layout" svg:width="0.979cm" svg:height="1.543cm" svg:x="7.511cm" svg:y="11.75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1.571cm" svg:height="1.748cm" svg:x="12.221cm" svg:y="9.652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1.194cm" svg:height="1.543cm" svg:x="17.58cm" svg:y="11.63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  <text:list-item>
                <text:p><text:s/>Calcular <text:s text:c="4"/>que mais diminui <text:s/></text:p>
              </text:list-item>
              <text:list-item>
                <text:p><text:s/>Atualizar </text:p>
                <text:p/>
              </text:list-item>
            </text:list>
          </draw:text-box>
        </draw:frame>
        <draw:frame draw:style-name="gr2" draw:layer="layout" svg:width="0.979cm" svg:height="1.543cm" svg:x="7.511cm" svg:y="11.757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1.571cm" svg:height="1.748cm" svg:x="12.221cm" svg:y="9.652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7.277cm" svg:height="1.748cm" svg:x="8.055cm" svg:y="13.835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" draw:layer="layout" svg:width="1.194cm" svg:height="1.543cm" svg:x="17.58cm" svg:y="11.63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presentation:style-name="pr2" draw:layer="layout" svg:width="25.199cm" svg:height="12.7cm" svg:x="1.471cm" svg:y="7.585cm" presentation:class="outline" presentation:user-transformed="true">
          <draw:text-box>
            <text:p>Processo <text:span text:style-name="T38">iterativo</text:span>:</text:p>
            <text:list text:style-name="L2">
              <text:list-item>
                <text:p><text:s/>Estimativa inicial </text:p>
              </text:list-item>
              <text:list-item>
                <text:p><text:s/>Calcular <text:s text:c="4"/>que mais diminui <text:s/></text:p>
              </text:list-item>
              <text:list-item>
                <text:p><text:s/>Atualizar </text:p>
              </text:list-item>
              <text:list-item>
                <text:p><text:s/>Repete até <text:s text:c="5"/>não diminuir mais</text:p>
              </text:list-item>
            </text:list>
          </draw:text-box>
        </draw:frame>
        <draw:frame draw:style-name="gr2" draw:layer="layout" svg:width="0.979cm" svg:height="1.543cm" svg:x="7.511cm" svg:y="11.757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.571cm" svg:height="1.748cm" svg:x="12.221cm" svg:y="9.652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7.277cm" svg:height="1.748cm" svg:x="8.055cm" svg:y="13.835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.194cm" svg:height="1.543cm" svg:x="9.19cm" svg:y="15.84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2" draw:layer="layout" svg:width="1.194cm" svg:height="1.543cm" svg:x="17.58cm" svg:y="11.63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draw:style-name="gr2" draw:layer="layout" svg:width="7.473cm" svg:height="1.743cm" svg:x="3.322cm" svg:y="7.52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15.447cm" svg:height="1.897cm" svg:x="3.175cm" svg:y="10.0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draw:style-name="gr2" draw:layer="layout" svg:width="7.473cm" svg:height="1.743cm" svg:x="3.322cm" svg:y="7.52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15.447cm" svg:height="1.897cm" svg:x="3.175cm" svg:y="10.06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ustom-shape draw:style-name="gr4" draw:text-style-name="P2" draw:layer="layout" svg:width="10.026cm" svg:height="2.44cm" svg:x="8.826cm" svg:y="9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draw:transform="rotate (1.5707963267946) translate (18.907cm 11.38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13" draw:layer="layout" svg:width="7.419cm" svg:height="5.08cm" svg:x="19.62cm" svg:y="8.49cm" presentation:class="outline" presentation:user-transformed="true">
          <draw:text-box>
            <text:p text:style-name="P15"><text:span text:style-name="T3">Modelo matemático lineariz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Solução de Mínimos Quadrados:</text:p>
          </draw:text-box>
        </draw:frame>
        <draw:frame draw:style-name="gr2" draw:layer="layout" svg:width="20.671cm" svg:height="1.947cm" svg:x="3.665cm" svg:y="16.51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2" draw:layer="layout" svg:width="7.473cm" svg:height="1.743cm" svg:x="3.322cm" svg:y="7.52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2" draw:layer="layout" svg:width="15.447cm" svg:height="1.897cm" svg:x="3.175cm" svg:y="10.06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presentation:style-name="pr2" draw:layer="layout" svg:width="25.199cm" svg:height="2.071cm" svg:x="1.401cm" svg:y="13.335cm" presentation:class="outline" presentation:user-transformed="true">
          <draw:text-box>
            <text:p>Resulta em</text:p>
          </draw:text-box>
        </draw:frame>
        <draw:custom-shape draw:style-name="gr4" draw:text-style-name="P2" draw:layer="layout" svg:width="10.026cm" svg:height="2.44cm" svg:x="8.826cm" svg:y="9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97cm" draw:transform="rotate (1.5707963267946) translate (18.907cm 11.38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13" draw:layer="layout" svg:width="7.419cm" svg:height="5.08cm" svg:x="19.62cm" svg:y="8.49cm" presentation:class="outline" presentation:user-transformed="true">
          <draw:text-box>
            <text:p text:style-name="P15"><text:span text:style-name="T3">Modelo matemático lineariz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2" draw:layer="layout" svg:width="1.081cm" svg:height="1.512cm" svg:x="6.582cm" svg:y="4.8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1.047cm" svg:height="1.504cm" svg:x="8.744cm" svg:y="4.938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2" draw:layer="layout" svg:width="25.071cm" svg:height="11.313cm" svg:x="1.465cm" svg:y="7.486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1.081cm" svg:height="1.512cm" svg:x="6.582cm" svg:y="4.88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1.047cm" svg:height="1.504cm" svg:x="8.744cm" svg:y="4.938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2" draw:layer="layout" svg:width="1.081cm" svg:height="1.512cm" svg:x="6.582cm" svg:y="4.88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2" draw:layer="layout" svg:width="1.047cm" svg:height="1.504cm" svg:x="8.744cm" svg:y="4.938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12.399cm" svg:height="10.903cm" svg:x="7.801cm" svg:y="7.62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Blackboard1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lagem inversa</text:p>
          </draw:text-box>
        </draw:frame>
        <draw:frame presentation:style-name="pr2" draw:layer="layout" svg:width="25.199cm" svg:height="2.071cm" svg:x="1.4cm" svg:y="4.914cm" presentation:class="outline" presentation:user-transformed="true">
          <draw:text-box>
            <text:p>Quem são <text:s text:c="3"/>e <text:s text:c="3"/>?</text:p>
          </draw:text-box>
        </draw:frame>
        <draw:frame draw:style-name="gr2" draw:layer="layout" svg:width="1.081cm" svg:height="1.512cm" svg:x="6.582cm" svg:y="4.88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1.047cm" svg:height="1.504cm" svg:x="8.744cm" svg:y="4.938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frame draw:style-name="gr2" draw:layer="layout" svg:width="24.322cm" svg:height="6.033cm" svg:x="1.27cm" svg:y="9.525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6A20000046B2B7529B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boar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boar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ckbo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1-outline1" style:family="presentation">
      <style:graphic-properties draw:stroke="none" draw:fill="none" draw:auto-grow-height="false" draw:fit-to-size="shrink-to-fit">
        <text:list-style style:name="Blackboard1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ff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ff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ff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ff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ff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ff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ff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ff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ff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ff66" fo:font-size="10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outline2" style:family="presentation" style:parent-style-name="Blackboard1-outline1">
      <style:paragraph-properties fo:margin-top="0cm" fo:margin-bottom="0.4cm"/>
      <style:text-properties fo:color="#ffffff" fo:font-family="'Comic Sans MS'" style:font-family-generic="script" style:font-pitch="variable" fo:font-size="28pt" style:font-size-asian="28pt" style:font-size-complex="28pt"/>
    </style:style>
    <style:style style:name="Blackboard1-outline3" style:family="presentation" style:parent-style-name="Blackboard1-outline2">
      <style:paragraph-properties fo:margin-top="0cm" fo:margin-bottom="0.3cm"/>
      <style:text-properties fo:color="#ffffff" fo:font-family="'Comic Sans MS'" style:font-family-generic="script" style:font-pitch="variable" fo:font-size="24pt" style:font-size-asian="24pt" style:font-size-complex="24pt"/>
    </style:style>
    <style:style style:name="Blackboard1-outline4" style:family="presentation" style:parent-style-name="Blackboard1-outline3">
      <style:paragraph-properties fo:margin-top="0cm" fo:margin-bottom="0.2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5" style:family="presentation" style:parent-style-name="Blackboard1-outline4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6" style:family="presentation" style:parent-style-name="Blackboard1-outline5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7" style:family="presentation" style:parent-style-name="Blackboard1-outline6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8" style:family="presentation" style:parent-style-name="Blackboard1-outline7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outline9" style:family="presentation" style:parent-style-name="Blackboard1-outline8">
      <style:paragraph-properties fo:margin-top="0cm" fo:margin-bottom="0.1cm"/>
      <style:text-properties fo:color="#ffffff" fo:font-family="'Comic Sans MS'" style:font-family-generic="script" style:font-pitch="variable" fo:font-size="20pt" style:font-size-asian="20pt" style:font-size-complex="20pt"/>
    </style:style>
    <style:style style:name="Blackboard1-subtitle" style:family="presentation">
      <style:graphic-properties draw:stroke="none" draw:fill="none" draw:textarea-vertical-align="middle">
        <text:list-style style:name="Blackbo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1-title" style:family="presentation">
      <style:graphic-properties draw:stroke="none" draw:fill="none" draw:textarea-vertical-align="middle">
        <text:list-style style:name="Blackbo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ckboard1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board1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ckboar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ckboard1" style:page-layout-name="PM1" draw:style-name="Mdp1">
      <office:forms form:automatic-focus="false" form:apply-design-mode="false"/>
      <draw:frame presentation:style-name="Blackboard1-title" draw:layer="backgroundobjects" svg:width="25.199cm" svg:height="3.506cm" svg:x="1.4cm" svg:y="0.837cm" presentation:class="title" presentation:placeholder="true">
        <draw:text-box/>
      </draw:frame>
      <draw:frame presentation:style-name="Blackboard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ckboard1-title" draw:layer="backgroundobjects" svg:width="13.968cm" svg:height="10.476cm" svg:x="3.81cm" svg:y="2.123cm" presentation:class="page"/>
        <draw:frame presentation:style-name="Blackboar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21:50:42</meta:creation-date>
    <meta:editing-duration>PT11H14M26S</meta:editing-duration>
    <meta:editing-cycles>111</meta:editing-cycles>
    <meta:generator>OpenOffice.org/3.2$Unix OpenOffice.org_project/320m12$Build-9483</meta:generator>
    <dc:title>Blackboard</dc:title>
    <meta:initial-creator>Leonardo Uieda</meta:initial-creator>
    <dc:date>2010-10-19T18:24:11</dc:date>
    <dc:creator>Leonardo Uieda</dc:creator>
    <meta:document-statistic meta:object-count="818"/>
    <meta:template xlink:type="simple" xlink:actuate="onRequest" xlink:title="Blackboard" xlink:href="../../../home/leo/.openoffice.org/3/user/template/Blackboard1.otp" meta:date="2010-10-13T21:50:27"/>
  </office:meta>
</office:document-meta>
</file>

<file path=Object 1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10/content.xml><?xml version="1.0" encoding="utf-8"?>
<math xmlns="http://www.w3.org/1998/Math/MathML">
  <semantics>
    <mstyle color="white">
      <mrow>
        <mrow>
          <mover accent="true">
            <mover accent="true">
              <mi>A</mi>
              <mo stretchy="false">ˉ</mo>
            </mover>
            <mo stretchy="false">ˉ</mo>
          </mover>
          <mi mathvariant="normal">=</mi>
          <msub>
            <mfenced open="[" close="]">
              <mtable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⋱</mi>
                  </mtd>
                  <mtd>
                    <mi mathvariant="normal">⋮</mi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aqua">
                            <mrow>
                              <msub>
                                <mi>p</mi>
                                <mi>M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</mtable>
            </mfenced>
            <mrow>
              <mi>N</mi>
              <mi mathvariant="normal">×</mi>
              <mi>M</mi>
            </mrow>
          </msub>
        </mrow>
      </mrow>
    </mstyle>
    <annotation encoding="StarMath 5.0">color white {
 
bar {bar A} =  

left [
matrix{
{partial f_1}over{partial color cyan {p_1}}(color yellow {bar d_0}, color cyan {bar p_0}) # 
{partial f_1}over{partial color cyan {p_2}}(color yellow {bar d_0}, color cyan {bar p_0}) # 
dotsaxis #
{partial f_1}over{partial color cyan {p_M}}(color yellow {bar d_0}, color cyan {bar p_0}) 
## 
{partial f_2}over{partial color cyan {p_1}}(color yellow {bar d_0}, color cyan {bar p_0}) # 
{partial f_2}over{partial color cyan {p_2}}(color yellow {bar d_0}, color cyan {bar p_0}) # 
dotsaxis #
{partial f_2}over{partial color cyan {p_M}}(color yellow {bar d_0}, color cyan {bar p_0}) 
##
dotsvert # dotsvert # dotsdown  # dotsvert  
## 
{partial f_N}over{partial color cyan {p_1}}(color yellow {bar d_0}, color cyan {bar p_0}) # 
{partial f_N}over{partial color cyan {p_2}}(color yellow {bar d_0}, color cyan {bar p_0}) # 
dotsaxis #
{partial f_N}over{partial color cyan {p_M}}(color yellow {bar d_0}, color cyan {bar p_0})
} 
right ]_{N times M}
}</annotation>
  </semantics>
</math>
</file>

<file path=Object 10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10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102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0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N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N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N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N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N)} - T_c] + {color cyan {B}}over{2}[color yellow {T(z_N)} - T_c]^2  - {color cyan {q_c}}over{%lambda_c} (color yellow {z_N} - z_c) + {{color cyan {A}}over{2 %lambda_c}} (color yellow {z_N} - z_c)^2 = 0


}</annotation>
  </semantics>
</math>
</file>

<file path=Object 104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5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06/content.xml><?xml version="1.0" encoding="utf-8"?>
<math xmlns="http://www.w3.org/1998/Math/MathML">
  <semantics>
    <mstyle color="white">
      <mrow>
        <mrow>
          <mover accent="true">
            <mi>p</mi>
            <mo stretchy="false">ˉ</mo>
          </mover>
          <mi mathvariant="normal">=</mi>
          <msub>
            <mfenced open="[" close="]">
              <mstyle color="aqua">
                <mrow>
                  <mtable>
                    <mtr>
                      <mtd>
                        <msub>
                          <mi>q</mi>
                          <mi>c</mi>
                        </msub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</mstyle>
            </mfenced>
            <mrow>
              <mrow>
                <mo stretchy="false">(</mo>
                <mrow>
                  <mi>M</mi>
                  <mi mathvariant="normal">=</mi>
                  <mn>3</mn>
                </mrow>
                <mo stretchy="false">)</mo>
              </mrow>
              <mi mathvariant="normal">×</mi>
              <mn>1</mn>
            </mrow>
          </msub>
        </mrow>
      </mrow>
    </mstyle>
    <annotation encoding="StarMath 5.0">color white {

bar p = left [ color cyan { stack{q_c # A # B} } right ]_{(M=3) times 1}

}</annotation>
  </semantics>
</math>
</file>

<file path=Object 107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8/content.xml><?xml version="1.0" encoding="utf-8"?>
<math xmlns="http://www.w3.org/1998/Math/MathML">
  <semantics>
    <mstyle color="white">
      <mrow>
        <mrow>
          <mover accent="true">
            <mi>d</mi>
            <mo stretchy="false">ˉ</mo>
          </mover>
          <mi mathvariant="normal">=</mi>
          <msub>
            <mfenced open="[" close="]">
              <mstyle color="yellow">
                <mrow>
                  <mtable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1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2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n>3</mn>
                            </msub>
                            <mo stretchy="false">)</mo>
                          </mrow>
                        </mrow>
                      </mtd>
                    </mtr>
                    <mtr>
                      <mtd>
                        <mstyle color="white">
                          <mrow>
                            <mi mathvariant="normal">⋮</mi>
                          </mrow>
                        </mstyle>
                      </mtd>
                    </mtr>
                    <mtr>
                      <mtd>
                        <mrow>
                          <mi>T</mi>
                          <mrow>
                            <mo stretchy="false">(</mo>
                            <msub>
                              <mi>z</mi>
                              <mi>N</mi>
                            </msub>
                            <mo stretchy="false">)</mo>
                          </mrow>
                        </mrow>
                      </mtd>
                    </mtr>
                  </mtable>
                </mrow>
              </mstyle>
            </mfenced>
            <mrow>
              <mi>N</mi>
              <mi mathvariant="normal">×</mi>
              <mn>1</mn>
            </mrow>
          </msub>
        </mrow>
      </mrow>
    </mstyle>
    <annotation encoding="StarMath 5.0">color white {

bar d = left [ color yellow { stack{T(z_1) # T(z_2) # T(z_3) # color white {dotsvert} # T(z_N)} } right ]_{N times 1}

}</annotation>
  </semantics>
</math>
</file>

<file path=Object 10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10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11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12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13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14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15/content.xml><?xml version="1.0" encoding="utf-8"?>
<math xmlns="http://www.w3.org/1998/Math/MathML">
  <semantics>
    <mstyle color="white">
      <mrow>
        <mrow>
          <mrow>
            <mstyle color="yellow">
              <mrow>
                <msub>
                  <mi>d</mi>
                  <mi>i</mi>
                </msub>
              </mrow>
            </mstyle>
            <mi mathvariant="normal">=</mi>
            <msub>
              <mi>f</mi>
              <mi>i</mi>
            </msub>
          </mrow>
          <mrow>
            <mo stretchy="false">(</mo>
            <mstyle color="aqua">
              <mrow>
                <mover accent="true">
                  <mi>p</mi>
                  <mo stretchy="false">ˉ</mo>
                </mover>
              </mrow>
            </mstyle>
            <mo stretchy="false">)</mo>
          </mrow>
        </mrow>
      </mrow>
    </mstyle>
    <annotation encoding="StarMath 5.0">color white {
 
color yellow {d_i} = f_i( color cyan {bar p})


}</annotation>
  </semantics>
</math>
</file>

<file path=Object 116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17/content.xml><?xml version="1.0" encoding="utf-8"?>
<math xmlns="http://www.w3.org/1998/Math/MathML">
  <semantics>
    <mstyle color="white">
      <mrow>
        <mrow>
          <mover accent="true">
            <mover accent="true">
              <mi>B</mi>
              <mo stretchy="false">ˉ</mo>
            </mover>
            <mo stretchy="false">ˉ</mo>
          </mover>
          <mi mathvariant="normal">=</mi>
          <msub>
            <mfenced open="[" close="]">
              <mtable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1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n>2</mn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⋱</mi>
                  </mtd>
                  <mtd>
                    <mi mathvariant="normal">⋮</mi>
                  </mtd>
                </mtr>
                <mtr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1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n>2</mn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frac>
                        <mrow>
                          <mi mathvariant="normal">∂</mi>
                          <msub>
                            <mi>f</mi>
                            <mi>N</mi>
                          </msub>
                        </mrow>
                        <mrow>
                          <mi mathvariant="normal">∂</mi>
                          <mstyle color="yellow">
                            <mrow>
                              <msub>
                                <mi>d</mi>
                                <mi>N</mi>
                              </msub>
                            </mrow>
                          </mstyle>
                        </mrow>
                      </mfrac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sub>
                                  <mi>d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  <mi>,</mi>
                          <mstyle color="aqua">
                            <mrow>
                              <mover accent="true">
                                <msub>
                                  <mi>p</mi>
                                  <mn>0</mn>
                                </msub>
                                <mo stretchy="false">ˉ</mo>
                              </mover>
                            </mrow>
                          </mstyle>
                        </mrow>
                        <mo stretchy="false">)</mo>
                      </mrow>
                    </mrow>
                  </mtd>
                </mtr>
              </mtable>
            </mfenced>
            <mrow>
              <mi>N</mi>
              <mi mathvariant="normal">×</mi>
              <mi>N</mi>
            </mrow>
          </msub>
        </mrow>
      </mrow>
    </mstyle>
    <annotation encoding="StarMath 5.0">color white {
 
bar {bar B} =  

left [
matrix{
{partial f_1}over{partial color yellow {d_1}}(color yellow {bar d_0}, color cyan {bar p_0}) # 
{partial f_1}over{partial color yellow {d_2}}(color yellow {bar d_0}, color cyan {bar p_0}) # 
dotsaxis #
{partial f_1}over{partial color yellow {d_N}}(color yellow {bar d_0}, color cyan {bar p_0}) 
## 
{partial f_2}over{partial color yellow {d_1}}(color yellow {bar d_0}, color cyan {bar p_0}) # 
{partial f_2}over{partial color yellow {d_2}}(color yellow {bar d_0}, color cyan {bar p_0}) # 
dotsaxis #
{partial f_2}over{partial color yellow {d_N}}(color yellow {bar d_0}, color cyan {bar p_0}) 
##
dotsvert # dotsvert # dotsdown  # dotsvert  
## 
{partial f_N}over{partial color yellow {d_1}}(color yellow {bar d_0}, color cyan {bar p_0}) # 
{partial f_N}over{partial color yellow {d_2}}(color yellow {bar d_0}, color cyan {bar p_0}) # 
dotsaxis #
{partial f_N}over{partial color yellow {d_N}}(color yellow {bar d_0}, color cyan {bar p_0})
} 
right ]_{N times N}
}</annotation>
  </semantics>
</math>
</file>

<file path=Object 118/content.xml><?xml version="1.0" encoding="utf-8"?>
<math xmlns="http://www.w3.org/1998/Math/MathML">
  <semantics>
    <mstyle color="white">
      <mrow>
        <mrow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%phi = {color yellow bar v}^T {color yellow bar v}

}</annotation>
  </semantics>
</math>
</file>

<file path=Object 119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2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20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21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22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23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4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25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26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28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29/content.xml><?xml version="1.0" encoding="utf-8"?>
<math xmlns="http://www.w3.org/1998/Math/MathML">
  <semantics>
    <mstyle color="white">
      <mrow>
        <mstyle color="aqua">
          <mrow>
            <mover accent="true">
              <mo stretchy="false">δ</mo>
              <mo stretchy="false">ˉ</mo>
            </mover>
          </mrow>
        </mstyle>
      </mrow>
    </mstyle>
    <annotation encoding="StarMath 5.0">color white {
color cyan {bar %delta}

}</annotation>
  </semantics>
</math>
</file>

<file path=Object 1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i>i</mi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i>i</mi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i>i</mi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i>i</mi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i)} - T_c] + {color cyan {B}}over{2}[color yellow {T(z_i)} - T_c]^2  - {color cyan {q_c}}over{%lambda_c} (color yellow {z_i} - z_c) + {{color cyan {A}}over{2 %lambda_c}} (color yellow {z_i} - z_c)^2 = 0


}</annotation>
  </semantics>
</math>
</file>

<file path=Object 130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31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32/content.xml><?xml version="1.0" encoding="utf-8"?>
<math xmlns="http://www.w3.org/1998/Math/MathML">
  <semantics>
    <mstyle color="white">
      <mrow>
        <mstyle color="aqua">
          <mrow>
            <mover accent="true">
              <mover accent="true">
                <mi>p</mi>
                <mo stretchy="false">ˉ</mo>
              </mover>
              <mo stretchy="false">ˆ</mo>
            </mover>
          </mrow>
        </mstyle>
      </mrow>
    </mstyle>
    <annotation encoding="StarMath 5.0">color white {
color cyan hat {bar p}

}</annotation>
  </semantics>
</math>
</file>

<file path=Object 133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34/content.xml><?xml version="1.0" encoding="utf-8"?>
<math xmlns="http://www.w3.org/1998/Math/MathML">
  <semantics>
    <mstyle color="white">
      <mrow>
        <mrow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%phi = {color yellow bar v}^T {color yellow bar v}

}</annotation>
  </semantics>
</math>
</file>

<file path=Object 135/content.xml><?xml version="1.0" encoding="utf-8"?>
<math xmlns="http://www.w3.org/1998/Math/MathML">
  <semantics>
    <mstyle color="white">
      <mrow>
        <mstyle color="aqua">
          <mrow>
            <mover accent="true">
              <mover accent="true">
                <mi>p</mi>
                <mo stretchy="false">ˉ</mo>
              </mover>
              <mo stretchy="false">ˆ</mo>
            </mover>
          </mrow>
        </mstyle>
      </mrow>
    </mstyle>
    <annotation encoding="StarMath 5.0">color white {
color cyan hat {bar p}

}</annotation>
  </semantics>
</math>
</file>

<file path=Object 136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3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38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39/content.xml><?xml version="1.0" encoding="utf-8"?>
<math xmlns="http://www.w3.org/1998/Math/MathML">
  <semantics>
    <mstyle color="white">
      <mrow>
        <mrow>
          <mrow>
            <mrow>
              <mover accent="true">
                <msub>
                  <mi>f</mi>
                  <mn>0</mn>
                </msub>
                <mo stretchy="false">ˉ</mo>
              </mover>
              <mo stretchy="false">+</mo>
              <mstyle color="aqua">
                <mrow>
                  <mrow>
                    <mover accent="true">
                      <mover accent="true">
                        <mi>A</mi>
                        <mo stretchy="false">ˉ</mo>
                      </mover>
                      <mo stretchy="false">ˉ</mo>
                    </mover>
                    <mover accent="true">
                      <mo stretchy="false">δ</mo>
                      <mo stretchy="false">ˉ</mo>
                    </mover>
                  </mrow>
                </mrow>
              </mstyle>
            </mrow>
            <mo stretchy="false">+</mo>
            <mstyle color="yellow">
              <mrow>
                <mrow>
                  <mover accent="true">
                    <mover accent="true">
                      <mi>B</mi>
                      <mo stretchy="false">ˉ</mo>
                    </mover>
                    <mo stretchy="false">ˉ</mo>
                  </mover>
                  <mover accent="true">
                    <mi>v</mi>
                    <mo stretchy="false">ˉ</mo>
                  </mover>
                </mrow>
              </mrow>
            </mstyle>
          </mrow>
          <mi mathvariant="normal">=</mi>
          <mover accent="true">
            <mn>0</mn>
            <mo stretchy="false">ˉ</mo>
          </mover>
        </mrow>
      </mrow>
    </mstyle>
    <annotation encoding="StarMath 5.0">color white {
bar f_0 + color cyan {bar {bar A } bar %delta} + color yellow {bar {bar B } bar v} = bar 0

}</annotation>
  </semantics>
</math>
</file>

<file path=Object 14/content.xml><?xml version="1.0" encoding="utf-8"?>
<math xmlns="http://www.w3.org/1998/Math/MathML">
  <semantics>
    <mstyle color="white">
      <mrow>
        <mrow>
          <msub>
            <mi>f</mi>
            <mi>i</mi>
          </msub>
          <mrow>
            <mo stretchy="false">(</mo>
            <mrow>
              <mstyle color="yellow">
                <mrow>
                  <msub>
                    <mi>d</mi>
                    <mi>i</mi>
                  </msub>
                </mrow>
              </mstyle>
              <mi>,</mi>
              <mstyle color="aqua">
                <mrow>
                  <mover accent="true">
                    <mi>p</mi>
                    <mo stretchy="false">ˉ</mo>
                  </mover>
                </mrow>
              </mstyle>
            </mrow>
            <mo stretchy="false">)</mo>
          </mrow>
        </mrow>
      </mrow>
    </mstyle>
    <annotation encoding="StarMath 5.0">color white {
 
f_i( color yellow {d_i}, color cyan {bar p} )


}</annotation>
  </semantics>
</math>
</file>

<file path=Object 14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4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43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
 
color yellow {bar d_0}</annotation>
  </semantics>
</math>
</file>

<file path=Object 144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
 
color cyan {bar p_0}</annotation>
  </semantics>
</math>
</file>

<file path=Object 145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46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4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48/content.xml><?xml version="1.0" encoding="utf-8"?>
<math xmlns="http://www.w3.org/1998/Math/MathML">
  <semantics>
    <mstyle color="white">
      <mrow>
        <mrow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%phi = {color yellow bar v}^T {color yellow bar v}

}</annotation>
  </semantics>
</math>
</file>

<file path=Object 149/content.xml><?xml version="1.0" encoding="utf-8"?>
<math xmlns="http://www.w3.org/1998/Math/MathML">
  <semantics>
    <mstyle color="white">
      <mrow>
        <mover accent="true">
          <msub>
            <mi>p</mi>
            <mn>0</mn>
          </msub>
          <mo stretchy="false">ˉ</mo>
        </mover>
      </mrow>
    </mstyle>
    <annotation encoding="StarMath 5.0">color white {
 
bar p_0

}</annotation>
  </semantics>
</math>
</file>

<file path=Object 15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150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51/content.xml><?xml version="1.0" encoding="utf-8"?>
<math xmlns="http://www.w3.org/1998/Math/MathML">
  <semantics>
    <mstyle color="white">
      <mrow>
        <mstyle color="aqua">
          <mrow>
            <mover accent="true">
              <mover accent="true">
                <mi>p</mi>
                <mo stretchy="false">ˉ</mo>
              </mover>
              <mo stretchy="false">ˆ</mo>
            </mover>
          </mrow>
        </mstyle>
      </mrow>
    </mstyle>
    <annotation encoding="StarMath 5.0">color white {
color cyan hat {bar p}

}</annotation>
  </semantics>
</math>
</file>

<file path=Object 152/content.xml><?xml version="1.0" encoding="utf-8"?>
<math xmlns="http://www.w3.org/1998/Math/MathML">
  <semantics>
    <mstyle color="white">
      <mrow>
        <mstyle color="aqua">
          <mrow>
            <mover accent="true">
              <mo stretchy="false">δ</mo>
              <mo stretchy="false">ˉ</mo>
            </mover>
          </mrow>
        </mstyle>
      </mrow>
    </mstyle>
    <annotation encoding="StarMath 5.0">color white {
color cyan {bar %delta}

}</annotation>
  </semantics>
</math>
</file>

<file path=Object 153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54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55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56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57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58/content.xml><?xml version="1.0" encoding="utf-8"?>
<math xmlns="http://www.w3.org/1998/Math/MathML">
  <semantics>
    <mstyle color="white">
      <mrow>
        <mrow>
          <mstyle color="aqua">
            <mrow>
              <msub>
                <mover accent="true">
                  <mi>p</mi>
                  <mo stretchy="false">ˉ</mo>
                </mover>
                <mrow>
                  <mi>k</mi>
                  <mo stretchy="false">+</mo>
                  <mn>1</mn>
                </mrow>
              </msub>
            </mrow>
          </mstyle>
          <mi mathvariant="normal">=</mi>
          <mrow>
            <mstyle color="aqua">
              <mrow>
                <mover accent="true">
                  <msub>
                    <mi>p</mi>
                    <mi>k</mi>
                  </msub>
                  <mo stretchy="false">ˉ</mo>
                </mover>
              </mrow>
            </mstyle>
            <mo stretchy="false">+</mo>
            <mstyle color="aqua">
              <mrow>
                <mover accent="true">
                  <mo stretchy="false">δ</mo>
                  <mo stretchy="false">ˉ</mo>
                </mover>
              </mrow>
            </mstyle>
          </mrow>
        </mrow>
      </mrow>
    </mstyle>
    <annotation encoding="StarMath 5.0">color white {
color cyan {{bar p}_{k+1}} = {color cyan bar p_k + color cyan bar %delta}

}</annotation>
  </semantics>
</math>
</file>

<file path=Object 159/content.xml><?xml version="1.0" encoding="utf-8"?>
<math xmlns="http://www.w3.org/1998/Math/MathML">
  <semantics>
    <mstyle color="white">
      <mrow>
        <mrow>
          <mstyle color="yellow">
            <mrow>
              <mover accent="true">
                <mover accent="true">
                  <mi>B</mi>
                  <mo stretchy="false">ˉ</mo>
                </mover>
                <mo stretchy="false">ˉ</mo>
              </mover>
            </mrow>
          </mstyle>
          <mi mathvariant="normal">=</mi>
          <mfenced open="[" close="]">
            <mtable>
              <mtr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1</mn>
                          </msub>
                        </mrow>
                      </mstyle>
                    </mrow>
                  </mfrac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2</mn>
                          </msub>
                        </mrow>
                      </mstyle>
                    </mrow>
                  </mfrac>
                </mtd>
                <mtd>
                  <mi mathvariant="normal">⋯</mi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i>N</mi>
                          </msub>
                        </mrow>
                      </mstyle>
                    </mrow>
                  </mfrac>
                </mtd>
              </mtr>
              <mtr>
                <mtd>
                  <mfrac>
                    <mrow>
                      <mi mathvariant="normal">∂</mi>
                      <msub>
                        <mi>f</mi>
                        <mn>2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1</mn>
                          </msub>
                        </mrow>
                      </mstyle>
                    </mrow>
                  </mfrac>
                </mtd>
                <mtd>
                  <mfrac>
                    <mrow>
                      <mi mathvariant="normal">∂</mi>
                      <msub>
                        <mi>f</mi>
                        <mn>2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2</mn>
                          </msub>
                        </mrow>
                      </mstyle>
                    </mrow>
                  </mfrac>
                </mtd>
                <mtd>
                  <mi mathvariant="normal">⋯</mi>
                </mtd>
                <mtd>
                  <mfrac>
                    <mrow>
                      <mi mathvariant="normal">∂</mi>
                      <msub>
                        <mi>f</mi>
                        <mn>2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i>N</mi>
                          </msub>
                        </mrow>
                      </mstyle>
                    </mrow>
                  </mfrac>
                </mtd>
              </mtr>
              <mtr>
                <mtd>
                  <mi mathvariant="normal">⋮</mi>
                </mtd>
                <mtd>
                  <mi mathvariant="normal">⋮</mi>
                </mtd>
                <mtd>
                  <mi mathvariant="normal">⋱</mi>
                </mtd>
                <mtd>
                  <mi mathvariant="normal">⋮</mi>
                </mtd>
              </mtr>
              <mtr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1</mn>
                          </msub>
                        </mrow>
                      </mstyle>
                    </mrow>
                  </mfrac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n>2</mn>
                          </msub>
                        </mrow>
                      </mstyle>
                    </mrow>
                  </mfrac>
                </mtd>
                <mtd>
                  <mi mathvariant="normal">⋯</mi>
                </mtd>
                <mtd>
                  <mfrac>
                    <mrow>
                      <mi mathvariant="normal">∂</mi>
                      <msub>
                        <mi>f</mi>
                        <mn>1</mn>
                      </msub>
                    </mrow>
                    <mrow>
                      <mi mathvariant="normal">∂</mi>
                      <mstyle color="yellow">
                        <mrow>
                          <msub>
                            <mi>d</mi>
                            <mi>N</mi>
                          </msub>
                        </mrow>
                      </mstyle>
                    </mrow>
                  </mfrac>
                </mtd>
              </mtr>
            </mtable>
          </mfenced>
        </mrow>
      </mrow>
    </mstyle>
    <annotation encoding="StarMath 5.0">color white {
 
color yellow bar {bar B} =  

left [
matrix{
{partial f_1}over{partial color yellow {d_1}} # 
{partial f_1}over{partial color yellow {d_2}} # 
dotsaxis #
{partial f_1}over{partial color yellow {d_N}}
## 
{partial f_2}over{partial color yellow {d_1}} # 
{partial f_2}over{partial color yellow {d_2}} # 
dotsaxis #
{partial f_2}over{partial color yellow {d_N}}
##
dotsvert # dotsvert # dotsdown # dotsvert
##
{partial f_1}over{partial color yellow {d_1}} # 
{partial f_1}over{partial color yellow {d_2}} # 
dotsaxis #
{partial f_1}over{partial color yellow {d_N}}
} 
right ]

}</annotation>
  </semantics>
</math>
</file>

<file path=Object 16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60/content.xml><?xml version="1.0" encoding="utf-8"?>
<math xmlns="http://www.w3.org/1998/Math/MathML">
  <semantics>
    <mstyle color="white">
      <mrow>
        <mstyle color="aqua">
          <mrow>
            <mover accent="true">
              <mo stretchy="false">δ</mo>
              <mo stretchy="false">ˉ</mo>
            </mover>
          </mrow>
        </mstyle>
      </mrow>
    </mstyle>
    <annotation encoding="StarMath 5.0">color white {
color cyan {bar %delta}

}</annotation>
  </semantics>
</math>
</file>

<file path=Object 161/content.xml><?xml version="1.0" encoding="utf-8"?>
<math xmlns="http://www.w3.org/1998/Math/MathML">
  <semantics>
    <mstyle color="white">
      <mrow>
        <mstyle color="aqua">
          <mrow>
            <mover accent="true">
              <msub>
                <mi>p</mi>
                <mn>0</mn>
              </msub>
              <mo stretchy="false">ˉ</mo>
            </mover>
          </mrow>
        </mstyle>
      </mrow>
    </mstyle>
    <annotation encoding="StarMath 5.0">color white {
color cyan {bar p_0}

}</annotation>
  </semantics>
</math>
</file>

<file path=Object 162/content.xml><?xml version="1.0" encoding="utf-8"?>
<math xmlns="http://www.w3.org/1998/Math/MathML">
  <semantics>
    <mstyle color="white">
      <mrow>
        <mo stretchy="false">φ</mo>
      </mrow>
    </mstyle>
    <annotation encoding="StarMath 5.0">color white {

%phi

}</annotation>
  </semantics>
</math>
</file>

<file path=Object 163/content.xml><?xml version="1.0" encoding="utf-8"?>
<math xmlns="http://www.w3.org/1998/Math/MathML">
  <semantics>
    <mstyle color="white">
      <mrow>
        <mo stretchy="false">φ</mo>
      </mrow>
    </mstyle>
    <annotation encoding="StarMath 5.0">color white {

%phi

}</annotation>
  </semantics>
</math>
</file>

<file path=Object 164/content.xml><?xml version="1.0" encoding="utf-8"?>
<math xmlns="http://www.w3.org/1998/Math/MathML">
  <semantics>
    <mstyle color="white">
      <mrow>
        <mrow>
          <mstyle color="aqua">
            <mrow>
              <msub>
                <mover accent="true">
                  <mi>p</mi>
                  <mo stretchy="false">ˉ</mo>
                </mover>
                <mrow>
                  <mi>k</mi>
                  <mo stretchy="false">+</mo>
                  <mn>1</mn>
                </mrow>
              </msub>
            </mrow>
          </mstyle>
          <mi mathvariant="normal">=</mi>
          <mrow>
            <mstyle color="aqua">
              <mrow>
                <mover accent="true">
                  <msub>
                    <mi>p</mi>
                    <mi>k</mi>
                  </msub>
                  <mo stretchy="false">ˉ</mo>
                </mover>
              </mrow>
            </mstyle>
            <mo stretchy="false">+</mo>
            <mstyle color="aqua">
              <mrow>
                <mover accent="true">
                  <mo stretchy="false">δ</mo>
                  <mo stretchy="false">ˉ</mo>
                </mover>
              </mrow>
            </mstyle>
          </mrow>
        </mrow>
      </mrow>
    </mstyle>
    <annotation encoding="StarMath 5.0">color white {
color cyan {{bar p}_{k+1}} = {color cyan bar p_k + color cyan bar %delta}

}</annotation>
  </semantics>
</math>
</file>

<file path=Object 165/content.xml><?xml version="1.0" encoding="utf-8"?>
<math xmlns="http://www.w3.org/1998/Math/MathML">
  <semantics>
    <mstyle color="white">
      <mrow>
        <mo stretchy="false">φ</mo>
      </mrow>
    </mstyle>
    <annotation encoding="StarMath 5.0">color white {

%phi

}</annotation>
  </semantics>
</math>
</file>

<file path=Object 166/content.xml><?xml version="1.0" encoding="utf-8"?>
<math xmlns="http://www.w3.org/1998/Math/MathML">
  <semantics>
    <mstyle color="white">
      <mrow>
        <mo stretchy="false">φ</mo>
      </mrow>
    </mstyle>
    <annotation encoding="StarMath 5.0">color white {

%phi

}</annotation>
  </semantics>
</math>
</file>

<file path=Object 167/content.xml><?xml version="1.0" encoding="utf-8"?>
<math xmlns="http://www.w3.org/1998/Math/MathML">
  <semantics>
    <mstyle color="white">
      <mrow>
        <mi mathvariant="normal">⋮</mi>
      </mrow>
    </mstyle>
    <annotation encoding="StarMath 5.0">color white {
 dotsvert 
}</annotation>
  </semantics>
</math>
</file>

<file path=Object 16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69/content.xml><?xml version="1.0" encoding="utf-8"?>
<math xmlns="http://www.w3.org/1998/Math/MathML">
  <semantics>
    <mstyle color="white">
      <mrow>
        <mrow>
          <mi mathvariant="italic">min</mi>
          <mi/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min ~%phi = {color yellow bar v}^T {color yellow bar v}

}</annotation>
  </semantics>
</math>
</file>

<file path=Object 17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17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71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7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73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74/content.xml><?xml version="1.0" encoding="utf-8"?>
<math xmlns="http://www.w3.org/1998/Math/MathML">
  <semantics>
    <mstyle color="aqua">
      <mrow>
        <mover accent="true">
          <msub>
            <mi>p</mi>
            <mn>0</mn>
          </msub>
          <mo stretchy="false">ˉ</mo>
        </mover>
      </mrow>
    </mstyle>
    <annotation encoding="StarMath 5.0">color cyan {
 
bar p_0

}</annotation>
  </semantics>
</math>
</file>

<file path=Object 175/content.xml><?xml version="1.0" encoding="utf-8"?>
<math xmlns="http://www.w3.org/1998/Math/MathML">
  <semantics>
    <mstyle color="white">
      <mrow>
        <mrow>
          <mi mathvariant="italic">sujeito</mi>
          <mi/>
          <mi>a</mi>
          <mi/>
          <mrow>
            <mrow>
              <mrow>
                <mover accent="true">
                  <msub>
                    <mi>f</mi>
                    <mn>0</mn>
                  </msub>
                  <mo stretchy="false">ˉ</mo>
                </mover>
                <mo stretchy="false">+</mo>
                <mstyle color="aqua">
                  <mrow>
                    <mrow>
                      <mover accent="true">
                        <mover accent="true">
                          <mi>A</mi>
                          <mo stretchy="false">ˉ</mo>
                        </mover>
                        <mo stretchy="false">ˉ</mo>
                      </mover>
                      <mover accent="true">
                        <mo stretchy="false">δ</mo>
                        <mo stretchy="false">ˉ</mo>
                      </mover>
                    </mrow>
                  </mrow>
                </mstyle>
              </mrow>
              <mo stretchy="false">+</mo>
              <mstyle color="yellow">
                <mrow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  <mover accent="true">
                      <mi>v</mi>
                      <mo stretchy="false">ˉ</mo>
                    </mover>
                  </mrow>
                </mrow>
              </mstyle>
            </mrow>
            <mi mathvariant="normal">=</mi>
            <mover accent="true">
              <mn>0</mn>
              <mo stretchy="false">ˉ</mo>
            </mover>
          </mrow>
        </mrow>
      </mrow>
    </mstyle>
    <annotation encoding="StarMath 5.0">color white {
sujeito `a ~
   bar f_0 + color cyan {bar {bar A } bar %delta} + color yellow {bar {bar B } bar v} = bar 0

}</annotation>
  </semantics>
</math>
</file>

<file path=Object 176/content.xml><?xml version="1.0" encoding="utf-8"?>
<math xmlns="http://www.w3.org/1998/Math/MathML">
  <semantics>
    <mstyle color="yellow">
      <mrow>
        <mover accent="true">
          <msub>
            <mi>d</mi>
            <mn>0</mn>
          </msub>
          <mo stretchy="false">ˉ</mo>
        </mover>
      </mrow>
    </mstyle>
    <annotation encoding="StarMath 5.0">color yellow {
 
bar d_0

}</annotation>
  </semantics>
</math>
</file>

<file path=Object 177/content.xml><?xml version="1.0" encoding="utf-8"?>
<math xmlns="http://www.w3.org/1998/Math/MathML">
  <semantics>
    <mstyle color="yellow">
      <mrow>
        <mover accent="true">
          <mi>d</mi>
          <mo stretchy="false">ˉ</mo>
        </mover>
      </mrow>
    </mstyle>
    <annotation encoding="StarMath 5.0">color yellow {
 
bar d

}</annotation>
  </semantics>
</math>
</file>

<file path=Object 178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79/content.xml><?xml version="1.0" encoding="utf-8"?>
<math xmlns="http://www.w3.org/1998/Math/MathML">
  <semantics>
    <mstyle color="white">
      <mrow>
        <mover accent="true">
          <mover accent="true">
            <mo stretchy="false">λ</mo>
            <mo stretchy="false">ˉ</mo>
          </mover>
          <mo stretchy="false">ˉ</mo>
        </mover>
      </mrow>
    </mstyle>
    <annotation encoding="StarMath 5.0">color white {
bar {bar{%lambda}}


}</annotation>
  </semantics>
</math>
</file>

<file path=Object 1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180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181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182/content.xml><?xml version="1.0" encoding="utf-8"?>
<math xmlns="http://www.w3.org/1998/Math/MathML">
  <semantics>
    <mstyle color="white">
      <mrow>
        <mrow>
          <mrow>
            <mo stretchy="false">λ</mo>
            <mi mathvariant="normal">=</mi>
            <mo stretchy="false">λ</mo>
          </mrow>
          <mrow>
            <mo stretchy="false">(</mo>
            <mi>T</mi>
            <mo stretchy="false">)</mo>
          </mrow>
        </mrow>
      </mrow>
    </mstyle>
    <annotation encoding="StarMath 5.0">color white {

%lambda  = %lambda (T)
}</annotation>
  </semantics>
</math>
</file>

<file path=Object 183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84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=</mi>
            <msub>
              <mfenced open="[" close="]">
                <mtable>
                  <mtr>
                    <mtd>
                      <mrow>
                        <msub>
                          <mi>f</mi>
                          <mn>1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1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f</mi>
                          <mn>2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2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f</mi>
                          <mn>3</mn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n>3</mn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  <mtr>
                    <mtd>
                      <mstyle color="white">
                        <mrow>
                          <mi mathvariant="normal">⋮</mi>
                        </mrow>
                      </mstyle>
                    </mtd>
                  </mtr>
                  <mtr>
                    <mtd>
                      <mrow>
                        <msub>
                          <mi>f</mi>
                          <mi>N</mi>
                        </msub>
                        <mrow>
                          <mo stretchy="false">(</mo>
                          <mrow>
                            <mstyle color="yellow">
                              <mrow>
                                <msub>
                                  <mi>d</mi>
                                  <mi>N</mi>
                                </msub>
                              </mrow>
                            </mstyle>
                            <mi>,</mi>
                            <mstyle color="aqua">
                              <mrow>
                                <mover accent="true">
                                  <mi>p</mi>
                                  <mo stretchy="false">ˉ</mo>
                                </mover>
                              </mrow>
                            </mstyle>
                          </mrow>
                          <mo stretchy="false">)</mo>
                        </mrow>
                      </mrow>
                    </mtd>
                  </mtr>
                </mtable>
              </mfenced>
              <mrow>
                <mi>N</mi>
                <mi mathvariant="normal">×</mi>
                <mn>1</mn>
              </mrow>
            </msub>
          </mrow>
        </mrow>
      </mrow>
    </mstyle>
    <annotation encoding="StarMath 5.0">color white {

bar f (color yellow {bar d}, color cyan {bar p}) = 
left [ 
stack{
f_1(color yellow {d_1}, color cyan {bar p}) # 
f_2(color yellow {d_2}, color cyan {bar p}) # 
f_3(color yellow {d_3}, color cyan {bar p}) # 
color white {dotsvert} # 
f_N(color yellow {d_N}, color cyan {bar p})
} 
right ]_{N times 1}

}</annotation>
  </semantics>
</math>
</file>

<file path=Object 185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86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87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188/content.xml><?xml version="1.0" encoding="utf-8"?>
<math xmlns="http://www.w3.org/1998/Math/MathML">
  <semantics>
    <mstyle color="white">
      <mrow>
        <mrow>
          <mi mathvariant="italic">min</mi>
          <mi/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min ~%phi = {color yellow bar v}^T {color yellow bar v}

}</annotation>
  </semantics>
</math>
</file>

<file path=Object 189/content.xml><?xml version="1.0" encoding="utf-8"?>
<math xmlns="http://www.w3.org/1998/Math/MathML">
  <semantics>
    <mstyle color="white">
      <mrow>
        <mrow>
          <mover accent="true">
            <mi>f</mi>
            <mo stretchy="false">ˉ</mo>
          </mover>
          <mrow>
            <mrow>
              <mo stretchy="false">(</mo>
              <mrow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  <mo stretchy="false">)</mo>
            </mrow>
            <mi mathvariant="normal">≈</mi>
            <mover accent="true">
              <mi>f</mi>
              <mo stretchy="false">ˉ</mo>
            </mover>
          </mrow>
          <mrow>
            <mrow>
              <mo stretchy="false">(</mo>
              <mrow>
                <mstyle color="yellow">
                  <mrow>
                    <mover accent="true">
                      <msub>
                        <mi>d</mi>
                        <mn>0</mn>
                      </msub>
                      <mo stretchy="false">ˉ</mo>
                    </mover>
                  </mrow>
                </mstyle>
                <mi>,</mi>
                <mstyle color="aqua">
                  <mrow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style>
              </mrow>
              <mo stretchy="false">)</mo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aqua">
                  <mrow>
                    <mover accent="true">
                      <mi>p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row>
              <mi stretchy="false" mathvariant="normal">[</mi>
              <mstyle color="aqua">
                <mrow>
                  <mrow>
                    <mover accent="true">
                      <mi>p</mi>
                      <mo stretchy="false">ˉ</mo>
                    </mover>
                    <mi mathvariant="normal">−</mi>
                    <mover accent="true">
                      <msub>
                        <mi>p</mi>
                        <mn>0</mn>
                      </msub>
                      <mo stretchy="false">ˉ</mo>
                    </mover>
                  </mrow>
                </mrow>
              </mstyle>
              <mi stretchy="false" mathvariant="normal">]</mi>
            </mrow>
            <mo stretchy="false">+</mo>
            <mfrac>
              <mrow>
                <mi mathvariant="normal">∂</mi>
                <mover accent="true">
                  <mi>f</mi>
                  <mo stretchy="false">ˉ</mo>
                </mover>
              </mrow>
              <mrow>
                <mi mathvariant="normal">∂</mi>
                <mstyle color="yellow">
                  <mrow>
                    <mover accent="true">
                      <mi>d</mi>
                      <mo stretchy="false">ˉ</mo>
                    </mover>
                  </mrow>
                </mstyle>
              </mrow>
            </mfrac>
          </mrow>
          <mrow>
            <mo stretchy="false">(</mo>
            <mrow>
              <mstyle color="yellow">
                <mrow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style>
              <mi>,</mi>
              <mstyle color="aqua">
                <mrow>
                  <mover accent="true">
                    <msub>
                      <mi>p</mi>
                      <mn>0</mn>
                    </msub>
                    <mo stretchy="false">ˉ</mo>
                  </mover>
                </mrow>
              </mstyle>
            </mrow>
            <mo stretchy="false">)</mo>
          </mrow>
          <mrow>
            <mi stretchy="false" mathvariant="normal">[</mi>
            <mstyle color="yellow">
              <mrow>
                <mrow>
                  <mover accent="true">
                    <mi>d</mi>
                    <mo stretchy="false">ˉ</mo>
                  </mover>
                  <mi mathvariant="normal">−</mi>
                  <mover accent="true">
                    <msub>
                      <mi>d</mi>
                      <mn>0</mn>
                    </msub>
                    <mo stretchy="false">ˉ</mo>
                  </mover>
                </mrow>
              </mrow>
            </mstyle>
            <mi stretchy="false" mathvariant="normal">]</mi>
          </mrow>
        </mrow>
      </mrow>
    </mstyle>
    <annotation encoding="StarMath 5.0">color white {
 
bar f(color yellow {bar d}, color cyan {bar p}) approx 
bar f(color yellow {bar d_0}, color cyan {bar p_0})  + 
{partial bar f}over{partial color cyan {bar p}}(color yellow {bar d_0}, color cyan {bar p_0})
[color cyan {bar p - bar p_0}]
 + 
{partial bar f}over{partial color yellow {bar d}}(color yellow {bar d_0}, color cyan {bar p_0})
[color yellow {bar d - bar d_0}]

}</annotation>
  </semantics>
</math>
</file>

<file path=Object 19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190/content.xml><?xml version="1.0" encoding="utf-8"?>
<math xmlns="http://www.w3.org/1998/Math/MathML">
  <semantics>
    <mstyle color="white">
      <mrow>
        <mover accent="true">
          <msub>
            <mi>f</mi>
            <mn>0</mn>
          </msub>
          <mo stretchy="false">ˉ</mo>
        </mover>
      </mrow>
    </mstyle>
    <annotation encoding="StarMath 5.0">color white {
 
bar f_0

}</annotation>
  </semantics>
</math>
</file>

<file path=Object 191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 }

}</annotation>
  </semantics>
</math>
</file>

<file path=Object 192/content.xml><?xml version="1.0" encoding="utf-8"?>
<math xmlns="http://www.w3.org/1998/Math/MathML">
  <semantics>
    <mstyle color="aqua">
      <mrow>
        <mover accent="true">
          <mo stretchy="false">δ</mo>
          <mo stretchy="false">ˉ</mo>
        </mover>
      </mrow>
    </mstyle>
    <annotation encoding="StarMath 5.0">color cyan {
 
bar %delta

}</annotation>
  </semantics>
</math>
</file>

<file path=Object 193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 {
 
bar {bar B }

}</annotation>
  </semantics>
</math>
</file>

<file path=Object 194/content.xml><?xml version="1.0" encoding="utf-8"?>
<math xmlns="http://www.w3.org/1998/Math/MathML">
  <semantics>
    <mstyle color="yellow">
      <mrow>
        <mover accent="true">
          <mi>v</mi>
          <mo stretchy="false">ˉ</mo>
        </mover>
      </mrow>
    </mstyle>
    <annotation encoding="StarMath 5.0">color yellow {
 
bar v

}</annotation>
  </semantics>
</math>
</file>

<file path=Object 195/content.xml><?xml version="1.0" encoding="utf-8"?>
<math xmlns="http://www.w3.org/1998/Math/MathML">
  <semantics>
    <mstyle color="white">
      <mrow>
        <mrow>
          <mi mathvariant="italic">sujeito</mi>
          <mi/>
          <mi>a</mi>
          <mi/>
          <mrow>
            <mrow>
              <mrow>
                <mover accent="true">
                  <msub>
                    <mi>f</mi>
                    <mn>0</mn>
                  </msub>
                  <mo stretchy="false">ˉ</mo>
                </mover>
                <mo stretchy="false">+</mo>
                <mstyle color="aqua">
                  <mrow>
                    <mrow>
                      <mover accent="true">
                        <mover accent="true">
                          <mi>A</mi>
                          <mo stretchy="false">ˉ</mo>
                        </mover>
                        <mo stretchy="false">ˉ</mo>
                      </mover>
                      <mover accent="true">
                        <mo stretchy="false">δ</mo>
                        <mo stretchy="false">ˉ</mo>
                      </mover>
                    </mrow>
                  </mrow>
                </mstyle>
              </mrow>
              <mo stretchy="false">+</mo>
              <mstyle color="yellow">
                <mrow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  <mover accent="true">
                      <mi>v</mi>
                      <mo stretchy="false">ˉ</mo>
                    </mover>
                  </mrow>
                </mrow>
              </mstyle>
            </mrow>
            <mi mathvariant="normal">=</mi>
            <mover accent="true">
              <mn>0</mn>
              <mo stretchy="false">ˉ</mo>
            </mover>
          </mrow>
        </mrow>
      </mrow>
    </mstyle>
    <annotation encoding="StarMath 5.0">color white {
sujeito `a ~
   bar f_0 + color cyan {bar {bar A } bar %delta} + color yellow {bar {bar B } bar v} = bar 0

}</annotation>
  </semantics>
</math>
</file>

<file path=Object 196/content.xml><?xml version="1.0" encoding="utf-8"?>
<math xmlns="http://www.w3.org/1998/Math/MathML">
  <semantics>
    <mstyle color="white">
      <mrow>
        <mrow>
          <mrow>
            <mstyle color="aqua">
              <mrow>
                <mover accent="true">
                  <mo stretchy="false">δ</mo>
                  <mo stretchy="false">ˉ</mo>
                </mover>
              </mrow>
            </mstyle>
            <mi mathvariant="normal">=</mi>
            <mrow>
              <mi mathvariant="normal">−</mi>
              <msup>
                <mrow>
                  <mi stretchy="false" mathvariant="normal">[</mi>
                  <mrow>
                    <msup>
                      <mstyle color="aqua">
                        <mrow>
                          <mover accent="true">
                            <mover accent="true">
                              <mi>A</mi>
                              <mo stretchy="false">ˉ</mo>
                            </mover>
                            <mo stretchy="false">ˉ</mo>
                          </mover>
                        </mrow>
                      </mstyle>
                      <mi>T</mi>
                    </msup>
                    <msup>
                      <mrow>
                        <mo stretchy="false">(</mo>
                        <mrow>
                          <mstyle color="yellow">
                            <mrow>
                              <mover accent="true">
                                <mover accent="true">
                                  <mi>B</mi>
                                  <mo stretchy="false">ˉ</mo>
                                </mover>
                                <mo stretchy="false">ˉ</mo>
                              </mover>
                            </mrow>
                          </mstyle>
                          <msup>
                            <mstyle color="yellow">
                              <mrow>
                                <mover accent="true">
                                  <mover accent="true">
                                    <mi>B</mi>
                                    <mo stretchy="false">ˉ</mo>
                                  </mover>
                                  <mo stretchy="false">ˉ</mo>
                                </mover>
                              </mrow>
                            </mstyle>
                            <mi>T</mi>
                          </msup>
                        </mrow>
                        <mo stretchy="false">)</mo>
                      </mrow>
                      <mrow>
                        <mi mathvariant="normal">−</mi>
                        <mn>1</mn>
                      </mrow>
                    </msup>
                    <mstyle color="aqua">
                      <mrow>
                        <mover accent="true">
                          <mover accent="true">
                            <mi>A</mi>
                            <mo stretchy="false">ˉ</mo>
                          </mover>
                          <mo stretchy="false">ˉ</mo>
                        </mover>
                      </mrow>
                    </mstyle>
                  </mrow>
                  <mi stretchy="false" mathvariant="normal">]</mi>
                </mrow>
                <mrow>
                  <mi mathvariant="normal">−</mi>
                  <mn>1</mn>
                </mrow>
              </msup>
            </mrow>
          </mrow>
          <msup>
            <mstyle color="aqua">
              <mrow>
                <mover accent="true">
                  <mover accent="true">
                    <mi>A</mi>
                    <mo stretchy="false">ˉ</mo>
                  </mover>
                  <mo stretchy="false">ˉ</mo>
                </mover>
              </mrow>
            </mstyle>
            <mi>T</mi>
          </msup>
          <msup>
            <mrow>
              <mo stretchy="false">(</mo>
              <mrow>
                <mstyle color="yellow"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</mrow>
                </mstyle>
                <msup>
                  <mstyle color="yellow">
                    <mrow>
                      <mover accent="true">
                        <mover accent="true">
                          <mi>B</mi>
                          <mo stretchy="false">ˉ</mo>
                        </mover>
                        <mo stretchy="false">ˉ</mo>
                      </mover>
                    </mrow>
                  </mstyle>
                  <mi>T</mi>
                </msup>
              </mrow>
              <mo stretchy="false">)</mo>
            </mrow>
            <mrow>
              <mi mathvariant="normal">−</mi>
              <mn>1</mn>
            </mrow>
          </msup>
          <mover accent="true">
            <msub>
              <mi>f</mi>
              <mn>0</mn>
            </msub>
            <mo stretchy="false">ˉ</mo>
          </mover>
        </mrow>
      </mrow>
    </mstyle>
    <annotation encoding="StarMath 5.0">color white {
color cyan {bar %delta} = - [{color cyan bar bar A}^T ({color yellow bar bar B} {color yellow bar bar B}^T)^{-1} {color cyan bar bar A}]^{-1} {color cyan bar bar A}^T ({color yellow bar bar B} {color yellow bar bar B}^T)^{-1} bar f_0

}</annotation>
  </semantics>
</math>
</file>

<file path=Object 197/content.xml><?xml version="1.0" encoding="utf-8"?>
<math xmlns="http://www.w3.org/1998/Math/MathML">
  <semantics>
    <mstyle color="white">
      <mrow>
        <mrow>
          <mi mathvariant="italic">min</mi>
          <mi/>
          <mrow>
            <mo stretchy="false">φ</mo>
            <mi mathvariant="normal">=</mi>
            <msup>
              <mstyle color="yellow">
                <mrow>
                  <mover accent="true">
                    <mi>v</mi>
                    <mo stretchy="false">ˉ</mo>
                  </mover>
                </mrow>
              </mstyle>
              <mi>T</mi>
            </msup>
          </mrow>
          <mstyle color="yellow">
            <mrow>
              <mover accent="true">
                <mi>v</mi>
                <mo stretchy="false">ˉ</mo>
              </mover>
            </mrow>
          </mstyle>
        </mrow>
      </mrow>
    </mstyle>
    <annotation encoding="StarMath 5.0">color white {

min ~%phi = {color yellow bar v}^T {color yellow bar v}

}</annotation>
  </semantics>
</math>
</file>

<file path=Object 198/content.xml><?xml version="1.0" encoding="utf-8"?>
<math xmlns="http://www.w3.org/1998/Math/MathML">
  <semantics>
    <mstyle color="white">
      <mrow>
        <mrow>
          <mi mathvariant="italic">sujeito</mi>
          <mi/>
          <mi>a</mi>
          <mi/>
          <mrow>
            <mrow>
              <mrow>
                <mover accent="true">
                  <msub>
                    <mi>f</mi>
                    <mn>0</mn>
                  </msub>
                  <mo stretchy="false">ˉ</mo>
                </mover>
                <mo stretchy="false">+</mo>
                <mstyle color="aqua">
                  <mrow>
                    <mrow>
                      <mover accent="true">
                        <mover accent="true">
                          <mi>A</mi>
                          <mo stretchy="false">ˉ</mo>
                        </mover>
                        <mo stretchy="false">ˉ</mo>
                      </mover>
                      <mover accent="true">
                        <mo stretchy="false">δ</mo>
                        <mo stretchy="false">ˉ</mo>
                      </mover>
                    </mrow>
                  </mrow>
                </mstyle>
              </mrow>
              <mo stretchy="false">+</mo>
              <mstyle color="yellow">
                <mrow>
                  <mrow>
                    <mover accent="true">
                      <mover accent="true">
                        <mi>B</mi>
                        <mo stretchy="false">ˉ</mo>
                      </mover>
                      <mo stretchy="false">ˉ</mo>
                    </mover>
                    <mover accent="true">
                      <mi>v</mi>
                      <mo stretchy="false">ˉ</mo>
                    </mover>
                  </mrow>
                </mrow>
              </mstyle>
            </mrow>
            <mi mathvariant="normal">=</mi>
            <mover accent="true">
              <mn>0</mn>
              <mo stretchy="false">ˉ</mo>
            </mover>
          </mrow>
        </mrow>
      </mrow>
    </mstyle>
    <annotation encoding="StarMath 5.0">color white {
sujeito `a ~
   bar f_0 + color cyan {bar {bar A } bar %delta} + color yellow {bar {bar B } bar v} = bar 0

}</annotation>
  </semantics>
</math>
</file>

<file path=Object 199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2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200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201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202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03/content.xml><?xml version="1.0" encoding="utf-8"?>
<math xmlns="http://www.w3.org/1998/Math/MathML">
  <semantics>
    <mstyle color="white">
      <mrow>
        <mrow>
          <mrow>
            <mstyle color="aqua">
              <mrow>
                <mover accent="true">
                  <mover accent="true">
                    <mi>A</mi>
                    <mo stretchy="false">ˉ</mo>
                  </mover>
                  <mo stretchy="false">ˉ</mo>
                </mover>
              </mrow>
            </mstyle>
            <mi mathvariant="normal">=</mi>
            <mfenced open="[" close="]">
              <mtable>
                <mtr>
                  <mtd>
                    <mfrac>
                      <mrow>
                        <mi mathvariant="normal">∂</mi>
                        <msub>
                          <mi>f</mi>
                          <mn>1</mn>
                        </msub>
                      </mrow>
                      <mrow>
                        <mi mathvariant="normal">∂</mi>
                        <mstyle color="aqua">
                          <mrow>
                            <msub>
                              <mi>q</mi>
                              <mi>c</mi>
                            </msub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1</mn>
                        </msub>
                      </mrow>
                      <mrow>
                        <mi mathvariant="normal">∂</mi>
                        <mstyle color="aqua">
                          <mrow>
                            <mi>A</mi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1</mn>
                        </msub>
                      </mrow>
                      <mrow>
                        <mi mathvariant="normal">∂</mi>
                        <mstyle color="aqua">
                          <mrow>
                            <mi>B</mi>
                          </mrow>
                        </mstyle>
                      </mrow>
                    </mfrac>
                  </mtd>
                </mtr>
                <mtr>
                  <mtd>
                    <mfrac>
                      <mrow>
                        <mi mathvariant="normal">∂</mi>
                        <msub>
                          <mi>f</mi>
                          <mn>2</mn>
                        </msub>
                      </mrow>
                      <mrow>
                        <mi mathvariant="normal">∂</mi>
                        <mstyle color="aqua">
                          <mrow>
                            <msub>
                              <mi>q</mi>
                              <mi>c</mi>
                            </msub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2</mn>
                        </msub>
                      </mrow>
                      <mrow>
                        <mi mathvariant="normal">∂</mi>
                        <mstyle color="aqua">
                          <mrow>
                            <mi>A</mi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n>2</mn>
                        </msub>
                      </mrow>
                      <mrow>
                        <mi mathvariant="normal">∂</mi>
                        <mstyle color="aqua">
                          <mrow>
                            <mi>B</mi>
                          </mrow>
                        </mstyle>
                      </mrow>
                    </mfrac>
                  </mtd>
                </mtr>
                <mtr>
                  <mtd>
                    <mi mathvariant="normal">⋮</mi>
                  </mtd>
                  <mtd>
                    <mi mathvariant="normal">⋮</mi>
                  </mtd>
                  <mtd>
                    <mi mathvariant="normal">⋮</mi>
                  </mtd>
                </mtr>
                <mtr>
                  <mtd>
                    <mfrac>
                      <mrow>
                        <mi mathvariant="normal">∂</mi>
                        <msub>
                          <mi>f</mi>
                          <mi>N</mi>
                        </msub>
                      </mrow>
                      <mrow>
                        <mi mathvariant="normal">∂</mi>
                        <mstyle color="aqua">
                          <mrow>
                            <msub>
                              <mi>q</mi>
                              <mi>c</mi>
                            </msub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i>N</mi>
                        </msub>
                      </mrow>
                      <mrow>
                        <mi mathvariant="normal">∂</mi>
                        <mstyle color="aqua">
                          <mrow>
                            <mi>A</mi>
                          </mrow>
                        </mstyle>
                      </mrow>
                    </mfrac>
                  </mtd>
                  <mtd>
                    <mfrac>
                      <mrow>
                        <mi mathvariant="normal">∂</mi>
                        <msub>
                          <mi>f</mi>
                          <mi>N</mi>
                        </msub>
                      </mrow>
                      <mrow>
                        <mi mathvariant="normal">∂</mi>
                        <mstyle color="aqua">
                          <mrow>
                            <mi>B</mi>
                          </mrow>
                        </mstyle>
                      </mrow>
                    </mfrac>
                  </mtd>
                </mtr>
              </mtable>
            </mfenced>
          </mrow>
          <mi mathvariant="normal">=</mi>
          <mfenced open="[" close="]">
            <mtable>
              <mtr>
                <mtd>
                  <mfrac>
                    <mrow>
                      <msub>
                        <mi>z</mi>
                        <mi>c</mi>
                      </msub>
                      <mi mathvariant="normal">−</mi>
                      <mstyle color="yellow">
                        <mrow>
                          <msub>
                            <mi>z</mi>
                            <mn>1</mn>
                          </msub>
                        </mrow>
                      </mstyle>
                    </mrow>
                    <msub>
                      <mo stretchy="false">λ</mo>
                      <mi>c</mi>
                    </msub>
                  </mfrac>
                </mtd>
                <mtd>
                  <mfrac>
                    <mrow>
                      <mstyle color="yellow">
                        <mrow>
                          <msub>
                            <mi>z</mi>
                            <mn>1</mn>
                          </msub>
                        </mrow>
                      </mstyle>
                      <mi mathvariant="normal">−</mi>
                      <msub>
                        <mi>z</mi>
                        <mi>c</mi>
                      </msub>
                    </mrow>
                    <mrow>
                      <mn>2</mn>
                      <msub>
                        <mo stretchy="false">λ</mo>
                        <mi>c</mi>
                      </msub>
                    </mrow>
                  </mfrac>
                </mtd>
                <mtd>
                  <mfrac>
                    <msup>
                      <mrow>
                        <mo stretchy="false">(</mo>
                        <mrow>
                          <mstyle color="yellow">
                            <mrow>
                              <msub>
                                <mi>T</mi>
                                <mn>1</mn>
                              </msub>
                            </mrow>
                          </mstyle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  <mn>2</mn>
                    </msup>
                    <mn>2</mn>
                  </mfrac>
                </mtd>
              </mtr>
              <mtr>
                <mtd>
                  <mfrac>
                    <mrow>
                      <msub>
                        <mi>z</mi>
                        <mi>c</mi>
                      </msub>
                      <mi mathvariant="normal">−</mi>
                      <mstyle color="yellow">
                        <mrow>
                          <msub>
                            <mi>z</mi>
                            <mn>2</mn>
                          </msub>
                        </mrow>
                      </mstyle>
                    </mrow>
                    <msub>
                      <mo stretchy="false">λ</mo>
                      <mi>c</mi>
                    </msub>
                  </mfrac>
                </mtd>
                <mtd>
                  <mfrac>
                    <mrow>
                      <mstyle color="yellow">
                        <mrow>
                          <msub>
                            <mi>z</mi>
                            <mn>2</mn>
                          </msub>
                        </mrow>
                      </mstyle>
                      <mi mathvariant="normal">−</mi>
                      <msub>
                        <mi>z</mi>
                        <mi>c</mi>
                      </msub>
                    </mrow>
                    <mrow>
                      <mn>2</mn>
                      <msub>
                        <mo stretchy="false">λ</mo>
                        <mi>c</mi>
                      </msub>
                    </mrow>
                  </mfrac>
                </mtd>
                <mtd>
                  <mfrac>
                    <msup>
                      <mrow>
                        <mo stretchy="false">(</mo>
                        <mrow>
                          <mstyle color="yellow">
                            <mrow>
                              <msub>
                                <mi>T</mi>
                                <mn>2</mn>
                              </msub>
                            </mrow>
                          </mstyle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  <mn>2</mn>
                    </msup>
                    <mn>2</mn>
                  </mfrac>
                </mtd>
              </mtr>
              <mtr>
                <mtd>
                  <mi mathvariant="normal">⋮</mi>
                </mtd>
                <mtd>
                  <mi mathvariant="normal">⋮</mi>
                </mtd>
                <mtd>
                  <mi mathvariant="normal">⋮</mi>
                </mtd>
              </mtr>
              <mtr>
                <mtd>
                  <mfrac>
                    <mrow>
                      <msub>
                        <mi>z</mi>
                        <mi>c</mi>
                      </msub>
                      <mi mathvariant="normal">−</mi>
                      <mstyle color="yellow">
                        <mrow>
                          <msub>
                            <mi>z</mi>
                            <mi>N</mi>
                          </msub>
                        </mrow>
                      </mstyle>
                    </mrow>
                    <msub>
                      <mo stretchy="false">λ</mo>
                      <mi>c</mi>
                    </msub>
                  </mfrac>
                </mtd>
                <mtd>
                  <mfrac>
                    <mrow>
                      <mstyle color="yellow">
                        <mrow>
                          <msub>
                            <mi>z</mi>
                            <mi>N</mi>
                          </msub>
                        </mrow>
                      </mstyle>
                      <mi mathvariant="normal">−</mi>
                      <msub>
                        <mi>z</mi>
                        <mi>c</mi>
                      </msub>
                    </mrow>
                    <mrow>
                      <mn>2</mn>
                      <msub>
                        <mo stretchy="false">λ</mo>
                        <mi>c</mi>
                      </msub>
                    </mrow>
                  </mfrac>
                </mtd>
                <mtd>
                  <mfrac>
                    <msup>
                      <mrow>
                        <mo stretchy="false">(</mo>
                        <mrow>
                          <mstyle color="yellow">
                            <mrow>
                              <msub>
                                <mi>T</mi>
                                <mi>N</mi>
                              </msub>
                            </mrow>
                          </mstyle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  <mn>2</mn>
                    </msup>
                    <mn>2</mn>
                  </mfrac>
                </mtd>
              </mtr>
            </mtable>
          </mfenced>
        </mrow>
      </mrow>
    </mstyle>
    <annotation encoding="StarMath 5.0">color white {
 
color cyan bar {bar A} =  

left [
matrix{
{partial f_1}over{partial color cyan {q_c}} # 
{partial f_1}over{partial color cyan {A}} # 
{partial f_1}over{partial color cyan {B}}
## 
{partial f_2}over{partial color cyan {q_c}} # 
{partial f_2}over{partial color cyan {A}} # 
{partial f_2}over{partial color cyan {B}}
## 
dotsvert # dotsvert # dotsvert 
##
{partial f_N}over{partial color cyan {q_c}} # 
{partial f_N}over{partial color cyan {A}} # 
{partial f_N}over{partial color cyan {B}}
} 
right ]

=

left [
matrix{
{z_c - color yellow z_1}over{%lambda_c} # 
{color yellow z_1 - z_c}over{2%lambda_c} # 
{(color yellow T_1 - T_c)^2}over{2}
## 
{z_c - color yellow z_2}over{%lambda_c} # 
{color yellow z_2 - z_c}over{2%lambda_c} # 
{(color yellow T_2 - T_c)^2}over{2}
## 
dotsvert # dotsvert # dotsvert 
##
{z_c - color yellow z_N}over{%lambda_c} # 
{color yellow z_N - z_c}over{2%lambda_c} # 
{(color yellow T_N - T_c)^2}over{2}
} 
right ]
}</annotation>
  </semantics>
</math>
</file>

<file path=Object 204/content.xml><?xml version="1.0" encoding="utf-8"?>
<math xmlns="http://www.w3.org/1998/Math/MathML">
  <semantics>
    <mstyle color="aqua">
      <mrow>
        <mover accent="true">
          <mover accent="true">
            <mi>A</mi>
            <mo stretchy="false">ˉ</mo>
          </mover>
          <mo stretchy="false">ˉ</mo>
        </mover>
      </mrow>
    </mstyle>
    <annotation encoding="StarMath 5.0">color cyan {
 
bar {bar A}
}</annotation>
  </semantics>
</math>
</file>

<file path=Object 205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06/content.xml><?xml version="1.0" encoding="utf-8"?>
<math xmlns="http://www.w3.org/1998/Math/MathML">
  <semantics>
    <mstyle color="yellow">
      <mrow>
        <mover accent="true">
          <mover accent="true">
            <mi>B</mi>
            <mo stretchy="false">ˉ</mo>
          </mover>
          <mo stretchy="false">ˉ</mo>
        </mover>
      </mrow>
    </mstyle>
    <annotation encoding="StarMath 5.0">color yellow
 {
 
bar {bar B}
}</annotation>
  </semantics>
</math>
</file>

<file path=Object 207/content.xml><?xml version="1.0" encoding="utf-8"?>
<math xmlns="http://www.w3.org/1998/Math/MathML">
  <semantics>
    <mstyle color="white">
      <mrow>
        <mrow>
          <mstyle color="yellow">
            <mrow>
              <mover accent="true">
                <mover accent="true">
                  <mi>B</mi>
                  <mo stretchy="false">ˉ</mo>
                </mover>
                <mo stretchy="false">ˉ</mo>
              </mover>
            </mrow>
          </mstyle>
          <mi mathvariant="normal">=</mi>
          <mfenced open="[" close="]">
            <mtable>
              <mtr>
                <mtd>
                  <mrow>
                    <mrow>
                      <mn>1</mn>
                      <mo stretchy="false">+</mo>
                      <mstyle color="aqua">
                        <mrow>
                          <mi>B</mi>
                        </mrow>
                      </mstyle>
                    </mrow>
                    <mrow>
                      <mo stretchy="false">(</mo>
                      <mrow>
                        <mstyle color="yellow">
                          <mrow>
                            <msub>
                              <mi>T</mi>
                              <mn>1</mn>
                            </msub>
                          </mrow>
                        </mstyle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</mtd>
                <mtd>
                  <mn>0</mn>
                </mtd>
                <mtd>
                  <mi mathvariant="normal">⋯</mi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row>
                      <mn>1</mn>
                      <mo stretchy="false">+</mo>
                      <mstyle color="aqua">
                        <mrow>
                          <mi>B</mi>
                        </mrow>
                      </mstyle>
                    </mrow>
                    <mrow>
                      <mo stretchy="false">(</mo>
                      <mrow>
                        <mstyle color="yellow">
                          <mrow>
                            <msub>
                              <mi>T</mi>
                              <mn>2</mn>
                            </msub>
                          </mrow>
                        </mstyle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</mtd>
                <mtd>
                  <mi mathvariant="normal">⋯</mi>
                </mtd>
                <mtd>
                  <mn>0</mn>
                </mtd>
              </mtr>
              <mtr>
                <mtd>
                  <mi mathvariant="normal">⋮</mi>
                </mtd>
                <mtd>
                  <mi mathvariant="normal">⋮</mi>
                </mtd>
                <mtd>
                  <mi mathvariant="normal">⋱</mi>
                </mtd>
                <mtd>
                  <mi mathvariant="normal">⋮</mi>
                </mtd>
              </mtr>
              <mtr>
                <mtd>
                  <mn>0</mn>
                </mtd>
                <mtd>
                  <mn>0</mn>
                </mtd>
                <mtd>
                  <mi mathvariant="normal">⋯</mi>
                </mtd>
                <mtd>
                  <mrow>
                    <mrow>
                      <mn>1</mn>
                      <mo stretchy="false">+</mo>
                      <mstyle color="aqua">
                        <mrow>
                          <mi>B</mi>
                        </mrow>
                      </mstyle>
                    </mrow>
                    <mrow>
                      <mo stretchy="false">(</mo>
                      <mrow>
                        <mstyle color="yellow">
                          <mrow>
                            <msub>
                              <mi>T</mi>
                              <mi>N</mi>
                            </msub>
                          </mrow>
                        </mstyle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</mtd>
              </mtr>
            </mtable>
          </mfenced>
        </mrow>
      </mrow>
    </mstyle>
    <annotation encoding="StarMath 5.0">color white {
 
color yellow bar {bar B} =  

left [
matrix{
1 + color cyan B (color yellow T_1 - T_c) # 
0 # 
dotsaxis #
0
## 
0 # 
1 + color cyan B (color yellow T_2 - T_c) # 
dotsaxis #
0
##
dotsvert # dotsvert # dotsdown # dotsvert
##
0 # 
0 # 
dotsaxis #
1 + color cyan B (color yellow T_N - T_c)
} 
right ]

}</annotation>
  </semantics>
</math>
</file>

<file path=Object 21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U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T</mi>
              </mrow>
            </mfrac>
          </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row>
                <mo stretchy="false">λ</mo>
                <mrow>
                  <mo stretchy="false">(</mo>
                  <mi>T</mi>
                  <mo stretchy="false">)</mo>
                </mrow>
              </mrow>
              <msub>
                <mo stretchy="false">λ</mo>
                <mn>0</mn>
              </msub>
            </mfrac>
          </mrow>
          <mfrac>
            <mrow>
              <mi mathvariant="normal">∂</mi>
              <mi>T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{partial U}over{partial x_i} = {partial U}over{partial T} {partial T}over{partial x_i} =  {%lambda(T)}over{%lambda_0} {partial T}over{partial x_i}

}</annotation>
  </semantics>
</math>
</file>

<file path=Object 22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3/content.xml><?xml version="1.0" encoding="utf-8"?>
<math xmlns="http://www.w3.org/1998/Math/MathML">
  <semantics>
    <mstyle color="white">
      <mrow>
        <mrow>
          <mrow>
            <mfrac>
              <mrow>
                <mi mathvariant="normal">∂</mi>
                <mi>T</mi>
              </mrow>
              <mrow>
                <mi mathvariant="normal">∂</mi>
                <msub>
                  <mi>x</mi>
                  <mi>i</mi>
                </msub>
              </mrow>
            </mfrac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frac>
            <mrow>
              <mi mathvariant="normal">∂</mi>
              <mi>U</mi>
            </mrow>
            <mrow>
              <mi mathvariant="normal">∂</mi>
              <msub>
                <mi>x</mi>
                <mi>i</mi>
              </msub>
            </mrow>
          </mfrac>
        </mrow>
      </mrow>
    </mstyle>
    <annotation encoding="StarMath 5.0">color white {

 {partial T}over{partial x_i} = {%lambda_0}over{%lambda(T)} {partial U}over{partial x_i}

}</annotation>
  </semantics>
</math>
</file>

<file path=Object 24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row>
            <mi>T</mi>
            <mi mathvariant="normal">=</mi>
            <mfrac>
              <msub>
                <mo stretchy="false">λ</mo>
                <mn>0</mn>
              </msub>
              <mrow>
                <mo stretchy="false">λ</mo>
                <mrow>
                  <mo stretchy="false">(</mo>
                  <mi>T</mi>
                  <mo stretchy="false">)</mo>
                </mrow>
              </mrow>
            </mfrac>
          </mrow>
          <mover accent="true">
            <mi mathvariant="normal">∇</mi>
            <mo stretchy="false">ˉ</mo>
          </mover>
          <mi>U</mi>
        </mrow>
      </mrow>
    </mstyle>
    <annotation encoding="StarMath 5.0">color white {

 bar nabla T = {%lambda_0}over{%lambda(T)} bar nabla U

}</annotation>
  </semantics>
</math>
</file>

<file path=Object 25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6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2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28/content.xml><?xml version="1.0" encoding="utf-8"?>
<math xmlns="http://www.w3.org/1998/Math/MathML">
  <semantics>
    <mstyle color="white">
      <mrow>
        <mrow>
          <mover accent="true">
            <mi mathvariant="normal">∇</mi>
            <mo stretchy="false">ˉ</mo>
          </mover>
          <mi mathvariant="normal">⋅</mi>
          <mrow>
            <mi stretchy="false" mathvariant="normal">[</mi>
            <mrow>
              <mo stretchy="false">λ</mo>
              <mrow>
                <mo stretchy="false">(</mo>
                <mi>T</mi>
                <mo stretchy="false">)</mo>
              </mrow>
              <mover accent="true">
                <mi mathvariant="normal">∇</mi>
                <mo stretchy="false">ˉ</mo>
              </mover>
              <mi>T</mi>
            </mrow>
            <mi stretchy="false" mathvariant="normal">]</mi>
          </mrow>
        </mrow>
      </mrow>
    </mstyle>
    <annotation encoding="StarMath 5.0">color white {
 
bar nabla cdot [%lambda(T) bar nabla T]
}</annotation>
  </semantics>
</math>
</file>

<file path=Object 29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30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1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2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3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4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overstrike {%lambda(T)} {%lambda_0}over{overstrike {%lambda(T)}} bar nabla U] = -A


}</annotation>
  </semantics>
</math>
</file>

<file path=Object 35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- {{A} over {%lambda_0}}


}</annotation>
  </semantics>
</math>
</file>

<file path=Object 36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row>
            <mover accent="true">
              <mi mathvariant="normal">∇</mi>
              <mo stretchy="false">ˉ</mo>
            </mover>
            <mi mathvariant="normal">⋅</mi>
            <mover accent="true">
              <mi mathvariant="normal">∇</mi>
              <mo stretchy="false">ˉ</mo>
            </mover>
          </mrow>
          <mrow>
            <mi>U</mi>
            <mi mathvariant="normal">=</mi>
            <msub>
              <mo stretchy="false">λ</mo>
              <mn>0</mn>
            </msub>
          </mrow>
          <msup>
            <mover accent="true">
              <mi mathvariant="normal">∇</mi>
              <mo stretchy="false">ˉ</mo>
            </mover>
            <mn>2</mn>
          </msup>
          <mrow>
            <mi>U</mi>
            <mi mathvariant="normal">=</mi>
            <mrow>
              <mi mathvariant="normal">−</mi>
              <mi>A</mi>
            </mrow>
          </mrow>
        </mrow>
      </mrow>
    </mstyle>
    <annotation encoding="StarMath 5.0">color white {
 
%lambda_0 bar nabla cdot bar nabla U = %lambda_0 {bar nabla}^2 U = -A


}</annotation>
  </semantics>
</math>
</file>

<file path=Object 37/content.xml><?xml version="1.0" encoding="utf-8"?>
<math xmlns="http://www.w3.org/1998/Math/MathML">
  <semantics>
    <mstyle color="white">
      <mrow>
        <mrow>
          <mrow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o stretchy="false">λ</mo>
                  <mrow>
                    <mo stretchy="false">(</mo>
                    <mi>T</mi>
                    <mo stretchy="false">)</mo>
                  </mrow>
                  <mover accent="true">
                    <mi mathvariant="normal">∇</mi>
                    <mo stretchy="false">ˉ</mo>
                  </mover>
                  <mi>T</mi>
                </mrow>
                <mi stretchy="false" mathvariant="normal">]</mi>
              </mrow>
            </mrow>
            <mi mathvariant="normal">=</mi>
            <mrow>
              <mover accent="true">
                <mi mathvariant="normal">∇</mi>
                <mo stretchy="false">ˉ</mo>
              </mover>
              <mi mathvariant="normal">⋅</mi>
              <mrow>
                <mi stretchy="false" mathvariant="normal">[</mi>
                <mrow>
                  <mrow>
                    <mo stretchy="false">λ</mo>
                    <mrow>
                      <mo stretchy="false">(</mo>
                      <mi>T</mi>
                      <mo stretchy="false">)</mo>
                    </mrow>
                  </mrow>
                  <mfrac>
                    <msub>
                      <mo stretchy="false">λ</mo>
                      <mn>0</mn>
                    </msub>
                    <mrow>
                      <mo stretchy="false">λ</mo>
                      <mrow>
                        <mo stretchy="false">(</mo>
                        <mi>T</mi>
                        <mo stretchy="false">)</mo>
                      </mrow>
                    </mrow>
                  </mfrac>
                  <mover accent="true">
                    <mi mathvariant="normal">∇</mi>
                    <mo stretchy="false">ˉ</mo>
                  </mover>
                  <mi>U</mi>
                </mrow>
                <mi stretchy="false" mathvariant="normal">]</mi>
              </mrow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) bar nabla T] = bar nabla cdot [ {%lambda(T)} {%lambda_0}over{ {%lambda(T)}} bar nabla U] = -A


}</annotation>
  </semantics>
</math>
</file>

<file path=Object 3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39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40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1/content.xml><?xml version="1.0" encoding="utf-8"?>
<math xmlns="http://www.w3.org/1998/Math/MathML">
  <semantics>
    <mstyle color="white">
      <mrow>
        <mrow>
          <msup>
            <mover accent="true">
              <mi mathvariant="normal">∇</mi>
              <mo stretchy="false">ˉ</mo>
            </mover>
            <mn>2</mn>
          </msup>
          <mrow>
            <mrow>
              <mi>U</mi>
              <mi mathvariant="normal">=</mi>
              <mfrac>
                <mrow>
                  <msup>
                    <mi mathvariant="normal">∂</mi>
                    <mn>2</mn>
                  </msup>
                  <mi>U</mi>
                </mrow>
                <mrow>
                  <mi mathvariant="normal">∂</mi>
                  <msup>
                    <mi>z</mi>
                    <mn>2</mn>
                  </msup>
                </mrow>
              </mfrac>
            </mrow>
            <mi mathvariant="normal">=</mi>
            <mrow>
              <mi mathvariant="normal">−</mi>
              <mfrac>
                <mi>A</mi>
                <msub>
                  <mo stretchy="false">λ</mo>
                  <mn>0</mn>
                </msub>
              </mfrac>
            </mrow>
          </mrow>
        </mrow>
      </mrow>
    </mstyle>
    <annotation encoding="StarMath 5.0">color white {
 
{bar nabla}^2 U = {partial^2 U}over{partial z^2} = - {{A}over{%lambda_0}}


}</annotation>
  </semantics>
</math>
</file>

<file path=Object 4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4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0}}z^2


}</annotation>
  </semantics>
</math>
</file>

<file path=Object 44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5/content.xml><?xml version="1.0" encoding="utf-8"?>
<math xmlns="http://www.w3.org/1998/Math/MathML">
  <semantics>
    <mstyle color="white">
      <mrow>
        <mrow>
          <mi>q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q</mi>
              <mi>c</mi>
            </msub>
          </mrow>
        </mrow>
      </mrow>
    </mstyle>
    <annotation encoding="StarMath 5.0">color white {
 
q(z_c) = %lambda(T_c) {partial T}over{partial z}(z_c) = q_c


}</annotation>
  </semantics>
</math>
</file>

<file path=Object 46/content.xml><?xml version="1.0" encoding="utf-8"?>
<math xmlns="http://www.w3.org/1998/Math/MathML">
  <semantics>
    <mstyle color="white">
      <mrow>
        <mrow>
          <msub>
            <mi>T</mi>
            <mn>0</mn>
          </msub>
          <mi mathvariant="normal">=</mi>
          <msub>
            <mi>T</mi>
            <mi>c</mi>
          </msub>
        </mrow>
      </mrow>
    </mstyle>
    <annotation encoding="StarMath 5.0">color white {
 
T_0 = T_c


}</annotation>
  </semantics>
</math>
</file>

<file path=Object 47/content.xml><?xml version="1.0" encoding="utf-8"?>
<math xmlns="http://www.w3.org/1998/Math/MathML">
  <semantics>
    <mstyle color="white">
      <mrow>
        <mrow>
          <msub>
            <mo stretchy="false">λ</mo>
            <mn>0</mn>
          </msub>
          <mi mathvariant="normal">=</mi>
          <msub>
            <mo stretchy="false">λ</mo>
            <mi>c</mi>
          </msub>
        </mrow>
      </mrow>
    </mstyle>
    <annotation encoding="StarMath 5.0">color white {
 
%lambda_0 = %lambda_c


}</annotation>
  </semantics>
</math>
</file>

<file path=Object 48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49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/content.xml><?xml version="1.0" encoding="utf-8"?>
<math xmlns="http://www.w3.org/1998/Math/MathML">
  <semantics>
    <mstyle color="white">
      <mrow>
        <mrow>
          <mo stretchy="false">ρ</mo>
          <mi>c</mi>
          <mrow>
            <mfrac>
              <mrow>
                <mi mathvariant="normal">∂</mi>
                <mi>T</mi>
              </mrow>
              <mrow>
                <mi mathvariant="normal">∂</mi>
                <mi>t</mi>
              </mrow>
            </mfrac>
            <mi mathvariant="normal">=</mi>
            <mrow>
              <mi>A</mi>
              <mo stretchy="false">+</mo>
              <mrow>
                <mover accent="true">
                  <mi mathvariant="normal">∇</mi>
                  <mo stretchy="false">ˉ</mo>
                </mover>
                <mi mathvariant="normal">⋅</mi>
                <mrow>
                  <mo stretchy="false">(</mo>
                  <mrow>
                    <mover accent="true">
                      <mover accent="true">
                        <mo stretchy="false">λ</mo>
                        <mo stretchy="false">ˉ</mo>
                      </mover>
                      <mo stretchy="false">ˉ</mo>
                    </mover>
                    <mover accent="true">
                      <mi mathvariant="normal">∇</mi>
                      <mo stretchy="false">ˉ</mo>
                    </mover>
                    <mi>T</mi>
                  </mrow>
                  <mo stretchy="false">)</mo>
                </mrow>
              </mrow>
            </mrow>
          </mrow>
        </mrow>
      </mrow>
    </mstyle>
    <annotation encoding="StarMath 5.0">color white {
%rho c {partial T} over {partial t} = A + 
bar {nabla}  cdot (bar {bar{%lambda}}   bar {nabla} T)


}</annotation>
  </semantics>
</math>
</file>

<file path=Object 50/content.xml><?xml version="1.0" encoding="utf-8"?>
<math xmlns="http://www.w3.org/1998/Math/MathML">
  <semantics>
    <mstyle color="white">
      <mrow>
        <mrow>
          <mi>T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sub>
              <mi>T</mi>
              <mi>c</mi>
            </msub>
          </mrow>
        </mrow>
      </mrow>
    </mstyle>
    <annotation encoding="StarMath 5.0">color white {
 
T(z_c) = T_c


}</annotation>
  </semantics>
</math>
</file>

<file path=Object 51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2/content.xml><?xml version="1.0" encoding="utf-8"?>
<math xmlns="http://www.w3.org/1998/Math/MathML">
  <semantics>
    <mstyle color="white">
      <mrow>
        <mrow>
          <mo stretchy="false">λ</mo>
          <mrow>
            <mrow>
              <mo stretchy="false">(</mo>
              <mi>T</mi>
              <mo stretchy="false">)</mo>
            </mrow>
            <mi mathvariant="normal">=</mi>
            <msub>
              <mo stretchy="false">λ</mo>
              <mn>0</mn>
            </msub>
          </mrow>
          <mrow>
            <mo stretchy="false">(</mo>
            <mrow>
              <mrow>
                <mn>1</mn>
                <mo stretchy="false">+</mo>
                <mi>B</mi>
              </mrow>
              <mrow>
                <mo stretchy="false">(</mo>
                <mrow>
                  <mi>T</mi>
                  <mi mathvariant="normal">−</mi>
                  <msub>
                    <mi>T</mi>
                    <mn>0</mn>
                  </msub>
                </mrow>
                <mo stretchy="false">)</mo>
              </mrow>
            </mrow>
            <mo stretchy="false">)</mo>
          </mrow>
        </mrow>
      </mrow>
    </mstyle>
    <annotation encoding="StarMath 5.0">color white {
 
%lambda(T) = %lambda_0(1 + B(T - T_0))


}</annotation>
  </semantics>
</math>
</file>

<file path=Object 53/content.xml><?xml version="1.0" encoding="utf-8"?>
<math xmlns="http://www.w3.org/1998/Math/MathML">
  <semantics>
    <mstyle color="white">
      <mrow>
        <mrow>
          <msub>
            <mi>z</mi>
            <mn>0</mn>
          </msub>
          <mi mathvariant="normal">=</mi>
          <msub>
            <mi>z</mi>
            <mi>c</mi>
          </msub>
        </mrow>
      </mrow>
    </mstyle>
    <annotation encoding="StarMath 5.0">color white {
 
z_0 = z_c


}</annotation>
  </semantics>
</math>
</file>

<file path=Object 54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overstrike {%lambda(T_c)} {%lambda_c}over{overstrike {%lambda(T_c)}} {partial U}over{partial z}(z_c)


}</annotation>
  </semantics>
</math>
</file>

<file path=Object 55/content.xml><?xml version="1.0" encoding="utf-8"?>
<math xmlns="http://www.w3.org/1998/Math/MathML">
  <semantics>
    <mstyle color="white">
      <mrow>
        <mrow>
          <mrow>
            <msub>
              <mi>q</mi>
              <mi>c</mi>
            </msub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row>
              <mi mathvariant="normal">∂</mi>
              <mi>T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o stretchy="false">λ</mo>
          </mrow>
          <mrow>
            <mo stretchy="false">(</mo>
            <msub>
              <mi>T</mi>
              <mi>c</mi>
            </msub>
            <mo stretchy="false">)</mo>
          </mrow>
          <mfrac>
            <msub>
              <mo stretchy="false">λ</mo>
              <mi>c</mi>
            </msub>
            <mrow>
              <mo stretchy="false">λ</mo>
              <mrow>
                <mo stretchy="false">(</mo>
                <msub>
                  <mi>T</mi>
                  <mi>c</mi>
                </msub>
                <mo stretchy="false">)</mo>
              </mrow>
            </mrow>
          </mfrac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o stretchy="false">(</mo>
            <msub>
              <mi>z</mi>
              <mi>c</mi>
            </msub>
            <mo stretchy="false">)</mo>
          </mrow>
        </mrow>
      </mrow>
    </mstyle>
    <annotation encoding="StarMath 5.0">color white {
 
q_c = %lambda(T_c) {partial T}over{partial z}(z_c) = 
%lambda(T_c) {%lambda_c}over{%lambda(T_c)} {partial U}over{partial z}(z_c)


}</annotation>
  </semantics>
</math>
</file>

<file path=Object 56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7/content.xml><?xml version="1.0" encoding="utf-8"?>
<math xmlns="http://www.w3.org/1998/Math/MathML">
  <semantics>
    <mstyle color="white">
      <mrow>
        <mrow>
          <mi>U</mi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underover>
                  <mi mathvariant="normal">∫</mi>
                  <mrow>
                    <msub>
                      <mi>T</mi>
                      <mn>0</mn>
                    </msub>
                    <mi mathvariant="normal">=</mi>
                    <msub>
                      <mi>T</mi>
                      <mi>c</mi>
                    </msub>
                  </mrow>
                  <msub>
                    <mi>T</mi>
                    <mi>c</mi>
                  </msub>
                </munderover>
                <mrow>
                  <mrow>
                    <mi stretchy="false" mathvariant="normal">[</mi>
                    <mrow>
                      <mrow>
                        <mn>1</mn>
                        <mo stretchy="false">+</mo>
                        <mi>B</mi>
                      </mrow>
                      <mrow>
                        <mo stretchy="false">(</mo>
                        <mrow>
                          <mo stretchy="false">τ</mo>
                          <mi mathvariant="normal">−</mi>
                          <msub>
                            <mi>T</mi>
                            <mi>c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  <mi>d</mi>
                  <mo stretchy="false">τ</mo>
                </mrow>
              </mrow>
            </mrow>
            <mi mathvariant="normal">=</mi>
            <mn>0</mn>
          </mrow>
        </mrow>
      </mrow>
    </mstyle>
    <annotation encoding="StarMath 5.0">color white {
 
U(z_c) = int from {T_0=T_c} to {T_c} {[1 + B(%tau - T_c)]d%tau} = 0


}</annotation>
  </semantics>
</math>
</file>

<file path=Object 5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5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T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n>0</mn>
                </msub>
                <mi>T</mi>
              </munderover>
              <mrow>
                <mfrac>
                  <mrow>
                    <mo stretchy="false">λ</mo>
                    <mrow>
                      <mo stretchy="false">(</mo>
                      <mo stretchy="false">τ</mo>
                      <mo stretchy="false">)</mo>
                    </mrow>
                  </mrow>
                  <msub>
                    <mo stretchy="false">λ</mo>
                    <mn>0</mn>
                  </msub>
                </mfrac>
                <mi>d</mi>
                <mo stretchy="false">τ</mo>
              </mrow>
            </mrow>
          </mrow>
        </mrow>
      </mrow>
    </mstyle>
    <annotation encoding="StarMath 5.0">color white {

U(T) = int from {T_0} to {T} { {%lambda(%tau)}over{%lambda_0} d %tau } 

}</annotation>
  </semantics>
</math>
</file>

<file path=Object 6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 {partial U}over{partial z}(z_c) = {q_c}over{%lambda_c}


}</annotation>
  </semantics>
</math>
</file>

<file path=Object 6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i>a</mi>
              <mo stretchy="false">+</mo>
              <mi>b</mi>
            </mrow>
          </mrow>
          <mrow>
            <mi>z</mi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i>z</mi>
            <mn>2</mn>
          </msup>
        </mrow>
      </mrow>
    </mstyle>
    <annotation encoding="StarMath 5.0">color white {
 
U(z) = a + b z - {{A}over{2 %lambda_c}}z^2


}</annotation>
  </semantics>
</math>
</file>

<file path=Object 6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n>0</mn>
          </mrow>
        </mrow>
      </mrow>
    </mstyle>
    <annotation encoding="StarMath 5.0">color white {
 
U(z_c) = 0


}</annotation>
  </semantics>
</math>
</file>

<file path=Object 6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6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n>0</mn>
              <mo stretchy="false">+</mo>
              <mi>b</mi>
            </mrow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0 + b (z - z_c) - {{A}over{2 %lambda_c}}(z - z_c)^2


}</annotation>
  </semantics>
</math>
</file>

<file path=Object 67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68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6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7/content.xml><?xml version="1.0" encoding="utf-8"?>
<math xmlns="http://www.w3.org/1998/Math/MathML">
  <semantics>
    <mstyle color="white">
      <mrow>
        <mrow>
          <mfrac>
            <mrow>
              <mi mathvariant="normal">∂</mi>
              <mi>T</mi>
            </mrow>
            <mrow>
              <mi mathvariant="normal">∂</mi>
              <mi>t</mi>
            </mrow>
          </mfrac>
          <mi mathvariant="normal">=</mi>
          <mn>0</mn>
        </mrow>
      </mrow>
    </mstyle>
    <annotation encoding="StarMath 5.0">color white {

{partial T} over {partial t} = 0

}</annotation>
  </semantics>
</math>
</file>

<file path=Object 70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o stretchy="false">(</mo>
              <msub>
                <mi>z</mi>
                <mi>c</mi>
              </msub>
              <mo stretchy="false">)</mo>
            </mrow>
            <mi mathvariant="normal">=</mi>
            <mrow>
              <mi>b</mi>
              <mi mathvariant="normal">−</mi>
              <mfrac>
                <mi>A</mi>
                <msub>
                  <mo stretchy="false">λ</mo>
                  <mi>c</mi>
                </msub>
              </mfrac>
            </mrow>
          </mrow>
          <mrow>
            <mrow>
              <mo stretchy="false">(</mo>
              <mrow>
                <msub>
                  <mi>z</mi>
                  <mi>c</mi>
                </msub>
                <mi mathvariant="normal">−</mi>
                <msub>
                  <mi>z</mi>
                  <mi>c</mi>
                </msub>
              </mrow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{A}over{%lambda_c}(z_c - z_c) = {q_c}over{%lambda_c}


}</annotation>
  </semantics>
</math>
</file>

<file path=Object 7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i>b</mi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b (z - z_c) - {{A}over{2 %lambda_c}} (z - z_c)^2


}</annotation>
  </semantics>
</math>
</file>

<file path=Object 72/content.xml><?xml version="1.0" encoding="utf-8"?>
<math xmlns="http://www.w3.org/1998/Math/MathML">
  <semantics>
    <mstyle color="white">
      <mrow>
        <mrow>
          <mfrac>
            <mrow>
              <mi mathvariant="normal">∂</mi>
              <mi>U</mi>
            </mrow>
            <mrow>
              <mi mathvariant="normal">∂</mi>
              <mi>z</mi>
            </mrow>
          </mfrac>
          <mrow>
            <mrow>
              <mrow>
                <mo stretchy="false">(</mo>
                <msub>
                  <mi>z</mi>
                  <mi>c</mi>
                </msub>
                <mo stretchy="false">)</mo>
              </mrow>
              <mi mathvariant="normal">=</mi>
              <mrow>
                <mi>b</mi>
                <mi mathvariant="normal">−</mi>
                <mrow>
                  <mfrac>
                    <mi>A</mi>
                    <msub>
                      <mo stretchy="false">λ</mo>
                      <mi>c</mi>
                    </msub>
                  </mfrac>
                  <mrow>
                    <mo stretchy="false">(</mo>
                    <mrow>
                      <msub>
                        <mi>z</mi>
                        <mi>c</mi>
                      </msub>
                      <mi mathvariant="normal">−</mi>
                      <msub>
                        <mi>z</mi>
                        <mi>c</mi>
                      </msub>
                    </mrow>
                    <mo stretchy="false">)</mo>
                  </mrow>
                </mrow>
              </mrow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</mrow>
      </mrow>
    </mstyle>
    <annotation encoding="StarMath 5.0">color white {
 
{partial U}over{partial z}(z_c) = b - overstrike {{A}over{%lambda_c}(z_c - z_c)} = {q_c}over{%lambda_c}


}</annotation>
  </semantics>
</math>
</file>

<file path=Object 7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4/content.xml><?xml version="1.0" encoding="utf-8"?>
<math xmlns="http://www.w3.org/1998/Math/MathML">
  <semantics>
    <mstyle color="white">
      <mrow>
        <mrow>
          <mi>b</mi>
          <mi mathvariant="normal">=</mi>
          <mfrac>
            <msub>
              <mi>q</mi>
              <mi>c</mi>
            </msub>
            <msub>
              <mo stretchy="false">λ</mo>
              <mi>c</mi>
            </msub>
          </mfrac>
        </mrow>
      </mrow>
    </mstyle>
    <annotation encoding="StarMath 5.0">color white {
 
b  =  {q_c}over{%lambda_c}

}</annotation>
  </semantics>
</math>
</file>

<file path=Object 7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n>0</mn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0}} (z - z_c)^2


}</annotation>
  </semantics>
</math>
</file>

<file path=Object 76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7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B}over{2}[color yellow {T(z)} - T_c]^2  - {q_c}over{%lambda_c} (z - z_c) + {{A}over{2 %lambda_c}} (z - z_c)^2 = 0


}</annotation>
  </semantics>
</math>
</file>

<file path=Object 7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white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i>B</mi>
              <mn>2</mn>
            </mfrac>
          </mrow>
          <mrow>
            <msup>
              <mrow>
                <mi stretchy="false" mathvariant="normal">[</mi>
                <mrow>
                  <mstyle color="white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white {T(z)} - T_c] + {B}over{2}[color white {T(z)} - T_c]^2  - {q_c}over{%lambda_c} (z - z_c) + {{A}over{2 %lambda_c}} (z - z_c)^2 = 0


}</annotation>
  </semantics>
</math>
</file>

<file path=Object 79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/content.xml><?xml version="1.0" encoding="utf-8"?>
<math xmlns="http://www.w3.org/1998/Math/MathML">
  <semantics>
    <mstyle color="white">
      <mrow>
        <mrow>
          <mrow>
            <mover accent="true">
              <mi mathvariant="normal">∇</mi>
              <mo stretchy="false">ˉ</mo>
            </mover>
            <mi mathvariant="normal">⋅</mi>
            <mrow>
              <mi stretchy="false" mathvariant="normal">[</mi>
              <mrow>
                <mo stretchy="false">λ</mo>
                <mrow>
                  <mo stretchy="false">(</mo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  <mo stretchy="false">)</mo>
                </mrow>
                <mover accent="true">
                  <mi mathvariant="normal">∇</mi>
                  <mo stretchy="false">ˉ</mo>
                </mover>
                <mi>T</mi>
              </mrow>
              <mi stretchy="false" mathvariant="normal">]</mi>
            </mrow>
          </mrow>
          <mi mathvariant="normal">=</mi>
          <mrow>
            <mi mathvariant="normal">−</mi>
            <mi>A</mi>
          </mrow>
        </mrow>
      </mrow>
    </mstyle>
    <annotation encoding="StarMath 5.0">color white {
 
bar nabla cdot [%lambda(T(z)) bar nabla T] = -A


}</annotation>
  </semantics>
</math>
</file>

<file path=Object 8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1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underover>
                <mi mathvariant="normal">∫</mi>
                <msub>
                  <mi>T</mi>
                  <mi>c</mi>
                </msub>
                <mrow>
                  <mi>T</mi>
                  <mrow>
                    <mo stretchy="false">(</mo>
                    <mi>z</mi>
                    <mo stretchy="false">)</mo>
                  </mrow>
                </mrow>
              </munderover>
              <mrow>
                <mrow>
                  <mi stretchy="false" mathvariant="normal">[</mi>
                  <mrow>
                    <mrow>
                      <mn>1</mn>
                      <mo stretchy="false">+</mo>
                      <mi>B</mi>
                    </mrow>
                    <mrow>
                      <mo stretchy="false">(</mo>
                      <mrow>
                        <mo stretchy="false">τ</mo>
                        <mi mathvariant="normal">−</mi>
                        <msub>
                          <mi>T</mi>
                          <mi>c</mi>
                        </msub>
                      </mrow>
                      <mo stretchy="false">)</mo>
                    </mrow>
                  </mrow>
                  <mi stretchy="false" mathvariant="normal">]</mi>
                </mrow>
                <mi>d</mi>
                <mo stretchy="false">τ</mo>
              </mrow>
            </mrow>
          </mrow>
        </mrow>
      </mrow>
    </mstyle>
    <annotation encoding="StarMath 5.0">color white {
 
U(z) = int from {T_c} to {T(z)} {[1 + B(%tau - T_c)] d%tau}


}</annotation>
  </semantics>
</math>
</file>

<file path=Object 83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n>1</mn>
                  <mi>d</mi>
                  <mo stretchy="false">τ</mo>
                </mrow>
              </mrow>
              <mo stretchy="false">+</mo>
              <mrow>
                <munderover>
                  <mi mathvariant="normal">∫</mi>
                  <msub>
                    <mi>T</mi>
                    <mi>c</mi>
                  </msub>
                  <mrow>
                    <mi>T</mi>
                    <mrow>
                      <mo stretchy="false">(</mo>
                      <mi>z</mi>
                      <mo stretchy="false">)</mo>
                    </mrow>
                  </mrow>
                </munderover>
                <mrow>
                  <mi>B</mi>
                  <mrow>
                    <mo stretchy="false">(</mo>
                    <mrow>
                      <mo stretchy="false">τ</mo>
                      <mi mathvariant="normal">−</mi>
                      <msub>
                        <mi>T</mi>
                        <mi>c</mi>
                      </msub>
                    </mrow>
                    <mo stretchy="false">)</mo>
                  </mrow>
                  <mi>d</mi>
                  <mo stretchy="false">τ</mo>
                </mrow>
              </mrow>
            </mrow>
          </mrow>
        </mrow>
      </mrow>
    </mstyle>
    <annotation encoding="StarMath 5.0">color white {
 
U(z) = int from {T_c} to {T(z)} {1 d%tau}   + int from {T_c} to {T(z)} {B(%tau - T_c) d%tau}


}</annotation>
  </semantics>
</math>
</file>

<file path=Object 84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5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8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88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8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i>z</mi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i>z</mi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)} - T_c] + {color cyan {B}}over{2}[color yellow {T(z)} - T_c]^2  - {color cyan {q_c}}over{%lambda_c} (z - z_c) + {{color cyan {A}}over{2 %lambda_c}} (z - z_c)^2 = 0


}</annotation>
  </semantics>
</math>
</file>

<file path=Object 9/content.xml><?xml version="1.0" encoding="utf-8"?>
<math xmlns="http://www.w3.org/1998/Math/MathML">
  <semantics>
    <mstyle color="white">
      <mrow>
        <mrow>
          <mrow>
            <mover accent="true">
              <mover accent="true">
                <mo stretchy="false">λ</mo>
                <mo stretchy="false">ˉ</mo>
              </mover>
              <mo stretchy="false">ˉ</mo>
            </mover>
            <mi mathvariant="normal">=</mi>
            <mo stretchy="false">λ</mo>
          </mrow>
          <mover accent="true">
            <mover accent="true">
              <mi>I</mi>
              <mo stretchy="false">ˉ</mo>
            </mover>
            <mo stretchy="false">ˉ</mo>
          </mover>
        </mrow>
      </mrow>
    </mstyle>
    <annotation encoding="StarMath 5.0">color white {

bar {bar {%lambda}} = %lambda bar{bar{I }}
}</annotation>
  </semantics>
</math>
</file>

<file path=Object 90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frac>
              <msub>
                <mi>q</mi>
                <mi>c</mi>
              </msub>
              <msub>
                <mo stretchy="false">λ</mo>
                <mi>c</mi>
              </msub>
            </mfrac>
          </mrow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sup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n>2</mn>
          </msup>
        </mrow>
      </mrow>
    </mstyle>
    <annotation encoding="StarMath 5.0">color white {
 
U(z) = {q_c}over{%lambda_c} (z - z_c) - {{A}over{2 %lambda_c}} (z - z_c)^2


}</annotation>
  </semantics>
</math>
</file>

<file path=Object 91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2/content.xml><?xml version="1.0" encoding="utf-8"?>
<math xmlns="http://www.w3.org/1998/Math/MathML">
  <semantics>
    <mstyle color="white">
      <mrow>
        <mrow>
          <mi>U</mi>
          <mrow>
            <mrow>
              <mo stretchy="false">(</mo>
              <mi>z</mi>
              <mo stretchy="false">)</mo>
            </mrow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U(z) = [T(z) - T_c]   + {B}over{2}[T(z) - T_c]^2


}</annotation>
  </semantics>
</math>
</file>

<file path=Object 93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4/content.xml><?xml version="1.0" encoding="utf-8"?>
<math xmlns="http://www.w3.org/1998/Math/MathML">
  <semantics>
    <mstyle color="white">
      <mrow>
        <mrow>
          <mfrac>
            <msub>
              <mi>q</mi>
              <mi>c</mi>
            </msub>
            <msub>
              <mo stretchy="false">λ</mo>
              <mi>c</mi>
            </msub>
          </mfrac>
          <mrow>
            <mrow>
              <mo stretchy="false">(</mo>
              <mrow>
                <mi>z</mi>
                <mi mathvariant="normal">−</mi>
                <msub>
                  <mi>z</mi>
                  <mi>c</mi>
                </msub>
              </mrow>
              <mo stretchy="false">)</mo>
            </mrow>
            <mi mathvariant="normal">−</mi>
            <mfrac>
              <mi>A</mi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i>z</mi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row>
              <mrow>
                <mi stretchy="false" mathvariant="normal">[</mi>
                <mrow>
                  <mi>T</mi>
                  <mrow>
                    <mrow>
                      <mo stretchy="false">(</mo>
                      <mi>z</mi>
                      <mo stretchy="false">)</mo>
                    </mrow>
                    <mi mathvariant="normal">−</mi>
                    <msub>
                      <mi>T</mi>
                      <mi>c</mi>
                    </msub>
                  </mrow>
                </mrow>
                <mi stretchy="false" mathvariant="normal">]</mi>
              </mrow>
              <mo stretchy="false">+</mo>
              <mfrac>
                <mi>B</mi>
                <mn>2</mn>
              </mfrac>
            </mrow>
          </mrow>
          <msup>
            <mrow>
              <mi stretchy="false" mathvariant="normal">[</mi>
              <mrow>
                <mi>T</mi>
                <mrow>
                  <mrow>
                    <mo stretchy="false">(</mo>
                    <mi>z</mi>
                    <mo stretchy="false">)</mo>
                  </mrow>
                  <mi mathvariant="normal">−</mi>
                  <msub>
                    <mi>T</mi>
                    <mi>c</mi>
                  </msub>
                </mrow>
              </mrow>
              <mi stretchy="false" mathvariant="normal">]</mi>
            </mrow>
            <mn>2</mn>
          </msup>
        </mrow>
      </mrow>
    </mstyle>
    <annotation encoding="StarMath 5.0">color white {
 
 {q_c}over{%lambda_c} (z - z_c) - {{A}over{2 %lambda_c}} (z - z_c)^2 = [T(z) - T_c]   + {B}over{2}[T(z) - T_c]^2


}</annotation>
  </semantics>
</math>
</file>

<file path=Object 95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3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3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3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3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3)} - T_c] + {color cyan {B}}over{2}[color yellow {T(z_3)} - T_c]^2  - {color cyan {q_c}}over{%lambda_c} (color yellow {z_3} - z_c) + {{color cyan {A}}over{2 %lambda_c}} (color yellow {z_3} - z_c)^2 = 0


}</annotation>
  </semantics>
</math>
</file>

<file path=Object 96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7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

<file path=Object 98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2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2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2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2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2)} - T_c] + {color cyan {B}}over{2}[color yellow {T(z_2)} - T_c]^2  - {color cyan {q_c}}over{%lambda_c} (color yellow {z_2} - z_c) + {{color cyan {A}}over{2 %lambda_c}} (color yellow {z_2} - z_c)^2 = 0


}</annotation>
  </semantics>
</math>
</file>

<file path=Object 99/content.xml><?xml version="1.0" encoding="utf-8"?>
<math xmlns="http://www.w3.org/1998/Math/MathML">
  <semantics>
    <mstyle color="white">
      <mrow>
        <mrow>
          <mrow>
            <mrow>
              <mi stretchy="false" mathvariant="normal">[</mi>
              <mrow>
                <mstyle color="yellow">
                  <mrow>
                    <mrow>
                      <mi>T</mi>
                      <mrow>
                        <mo stretchy="false">(</mo>
                        <msub>
                          <mi>z</mi>
                          <mn>1</mn>
                        </msub>
                        <mo stretchy="false">)</mo>
                      </mrow>
                    </mrow>
                  </mrow>
                </mstyle>
                <mi mathvariant="normal">−</mi>
                <msub>
                  <mi>T</mi>
                  <mi>c</mi>
                </msub>
              </mrow>
              <mi stretchy="false" mathvariant="normal">]</mi>
            </mrow>
            <mo stretchy="false">+</mo>
            <mfrac>
              <mstyle color="aqua">
                <mrow>
                  <mi>B</mi>
                </mrow>
              </mstyle>
              <mn>2</mn>
            </mfrac>
          </mrow>
          <mrow>
            <msup>
              <mrow>
                <mi stretchy="false" mathvariant="normal">[</mi>
                <mrow>
                  <mstyle color="yellow">
                    <mrow>
                      <mrow>
                        <mi>T</mi>
                        <mrow>
                          <mo stretchy="false">(</mo>
                          <msub>
                            <mi>z</mi>
                            <mn>1</mn>
                          </msub>
                          <mo stretchy="false">)</mo>
                        </mrow>
                      </mrow>
                    </mrow>
                  </mstyle>
                  <mi mathvariant="normal">−</mi>
                  <msub>
                    <mi>T</mi>
                    <mi>c</mi>
                  </msub>
                </mrow>
                <mi stretchy="false" mathvariant="normal">]</mi>
              </mrow>
              <mn>2</mn>
            </msup>
            <mi mathvariant="normal">−</mi>
            <mfrac>
              <mstyle color="aqua">
                <mrow>
                  <msub>
                    <mi>q</mi>
                    <mi>c</mi>
                  </msub>
                </mrow>
              </mstyle>
              <msub>
                <mo stretchy="false">λ</mo>
                <mi>c</mi>
              </msub>
            </mfrac>
          </mrow>
          <mrow>
            <mrow>
              <mo stretchy="false">(</mo>
              <mrow>
                <mstyle color="yellow">
                  <mrow>
                    <msub>
                      <mi>z</mi>
                      <mn>1</mn>
                    </msub>
                  </mrow>
                </mstyle>
                <mi mathvariant="normal">−</mi>
                <msub>
                  <mi>z</mi>
                  <mi>c</mi>
                </msub>
              </mrow>
              <mo stretchy="false">)</mo>
            </mrow>
            <mo stretchy="false">+</mo>
            <mfrac>
              <mstyle color="aqua">
                <mrow>
                  <mi>A</mi>
                </mrow>
              </mstyle>
              <mrow>
                <mn>2</mn>
                <msub>
                  <mo stretchy="false">λ</mo>
                  <mi>c</mi>
                </msub>
              </mrow>
            </mfrac>
          </mrow>
          <mrow>
            <msup>
              <mrow>
                <mo stretchy="false">(</mo>
                <mrow>
                  <mstyle color="yellow">
                    <mrow>
                      <msub>
                        <mi>z</mi>
                        <mn>1</mn>
                      </msub>
                    </mrow>
                  </mstyle>
                  <mi mathvariant="normal">−</mi>
                  <msub>
                    <mi>z</mi>
                    <mi>c</mi>
                  </msub>
                </mrow>
                <mo stretchy="false">)</mo>
              </mrow>
              <mn>2</mn>
            </msup>
            <mi mathvariant="normal">=</mi>
            <mn>0</mn>
          </mrow>
        </mrow>
      </mrow>
    </mstyle>
    <annotation encoding="StarMath 5.0">color white {
 
[color yellow {T(z_1)} - T_c] + {color cyan {B}}over{2}[color yellow {T(z_1)} - T_c]^2  - {color cyan {q_c}}over{%lambda_c} (color yellow {z_1} - z_c) + {{color cyan {A}}over{2 %lambda_c}} (color yellow {z_1} - z_c)^2 = 0


}</annotation>
  </semantics>
</math>
</file>